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39" table:style-name="ta1">
        <table:shapes>
          <draw:frame draw:z-index="0" draw:style-name="gr1" draw:text-style-name="P1" svg:width="159.99mm" svg:height="89.99mm" svg:x="304.89mm" svg:y="0mm">
            <loext:p draw:notify-on-update-of-ranges="test239.B2:test239.B136 test239.C1:test239.C1 test239.C2:test239.C136 test239.D1:test239.D1 test239.D2:test239.D1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5.58mm" svg:y="94.84mm">
            <loext:p draw:notify-on-update-of-ranges="test239.B2:test239.B136 test239.G1:test239.G1 test239.G2:test239.G1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5.31mm" svg:y="94.84mm">
            <loext:p draw:notify-on-update-of-ranges="test239.B2:test239.B136 test239.F1:test239.F1 test239.F2:test239.F1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5.73mm" svg:y="1mm">
            <loext:p draw:notify-on-update-of-ranges="test239.G2:test239.G136 test239.C1:test239.C1 test239.C2:test239.C136 test239.G2:test239.G136 test239.D1:test239.D1 test239.D2:test239.D1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25.31mm" svg:y="189.66mm">
            <loext:p draw:notify-on-update-of-ranges="test239.G2:test239.G136 test239.C1:test239.C1 test239.C2:test239.C136 test239.D1:test239.D1 test239.D2:test239.D1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48</text:p>
          </table:table-cell>
          <table:table-cell office:value-type="float" office:value="0.011292" calcext:value-type="float">
            <text:p>0.011292</text:p>
          </table:table-cell>
          <table:table-cell office:value-type="float" office:value="0.008572" calcext:value-type="float">
            <text:p>0.008572</text:p>
          </table:table-cell>
          <table:table-cell office:value-type="float" office:value="0" calcext:value-type="float">
            <text:p>0</text:p>
          </table:table-cell>
          <table:table-cell office:value-type="float" office:value="173193" calcext:value-type="float">
            <text:p>1731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49</text:p>
          </table:table-cell>
          <table:table-cell office:value-type="float" office:value="0.011175" calcext:value-type="float">
            <text:p>0.011175</text:p>
          </table:table-cell>
          <table:table-cell office:value-type="float" office:value="0.004715" calcext:value-type="float">
            <text:p>0.004715</text:p>
          </table:table-cell>
          <table:table-cell office:value-type="float" office:value="0" calcext:value-type="float">
            <text:p>0</text:p>
          </table:table-cell>
          <table:table-cell office:value-type="float" office:value="116520" calcext:value-type="float">
            <text:p>1165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0</text:p>
          </table:table-cell>
          <table:table-cell office:value-type="float" office:value="0.013366" calcext:value-type="float">
            <text:p>0.013366</text:p>
          </table:table-cell>
          <table:table-cell office:value-type="float" office:value="0.008803" calcext:value-type="float">
            <text:p>0.008803</text:p>
          </table:table-cell>
          <table:table-cell office:value-type="float" office:value="0" calcext:value-type="float">
            <text:p>0</text:p>
          </table:table-cell>
          <table:table-cell office:value-type="float" office:value="220298" calcext:value-type="float">
            <text:p>220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1</text:p>
          </table:table-cell>
          <table:table-cell office:value-type="float" office:value="0.012934" calcext:value-type="float">
            <text:p>0.012934</text:p>
          </table:table-cell>
          <table:table-cell office:value-type="float" office:value="0.005512" calcext:value-type="float">
            <text:p>0.005512</text:p>
          </table:table-cell>
          <table:table-cell office:value-type="float" office:value="0" calcext:value-type="float">
            <text:p>0</text:p>
          </table:table-cell>
          <table:table-cell office:value-type="float" office:value="150112" calcext:value-type="float">
            <text:p>1501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2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" calcext:value-type="float">
            <text:p>0</text:p>
          </table:table-cell>
          <table:table-cell office:value-type="float" office:value="149700" calcext:value-type="float">
            <text:p>1497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3</text:p>
          </table:table-cell>
          <table:table-cell office:value-type="float" office:value="0.013573" calcext:value-type="float">
            <text:p>0.013573</text:p>
          </table:table-cell>
          <table:table-cell office:value-type="float" office:value="0.005053" calcext:value-type="float">
            <text:p>0.005053</text:p>
          </table:table-cell>
          <table:table-cell office:value-type="float" office:value="0" calcext:value-type="float">
            <text:p>0</text:p>
          </table:table-cell>
          <table:table-cell office:value-type="float" office:value="134099" calcext:value-type="float">
            <text:p>1340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4</text:p>
          </table:table-cell>
          <table:table-cell office:value-type="float" office:value="0.015201" calcext:value-type="float">
            <text:p>0.015201</text:p>
          </table:table-cell>
          <table:table-cell office:value-type="float" office:value="0.006984" calcext:value-type="float">
            <text:p>0.006984</text:p>
          </table:table-cell>
          <table:table-cell office:value-type="float" office:value="0" calcext:value-type="float">
            <text:p>0</text:p>
          </table:table-cell>
          <table:table-cell office:value-type="float" office:value="157818" calcext:value-type="float">
            <text:p>1578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5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05103" calcext:value-type="float">
            <text:p>0.005103</text:p>
          </table:table-cell>
          <table:table-cell office:value-type="float" office:value="0" calcext:value-type="float">
            <text:p>0</text:p>
          </table:table-cell>
          <table:table-cell office:value-type="float" office:value="115952" calcext:value-type="float">
            <text:p>1159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6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0.005448" calcext:value-type="float">
            <text:p>0.005448</text:p>
          </table:table-cell>
          <table:table-cell office:value-type="float" office:value="0" calcext:value-type="float">
            <text:p>0</text:p>
          </table:table-cell>
          <table:table-cell office:value-type="float" office:value="140497" calcext:value-type="float">
            <text:p>1404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7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0.003371" calcext:value-type="float">
            <text:p>0.003371</text:p>
          </table:table-cell>
          <table:table-cell office:value-type="float" office:value="0" calcext:value-type="float">
            <text:p>0</text:p>
          </table:table-cell>
          <table:table-cell office:value-type="float" office:value="86753" calcext:value-type="float">
            <text:p>86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6:58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0" calcext:value-type="float">
            <text:p>0</text:p>
          </table:table-cell>
          <table:table-cell office:value-type="float" office:value="181214" calcext:value-type="float">
            <text:p>18121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29</text:p>
          </table:table-cell>
          <table:table-cell office:value-type="float" office:value="0.004839" calcext:value-type="float">
            <text:p>0.004839</text:p>
          </table:table-cell>
          <table:table-cell office:value-type="float" office:value="0.006229" calcext:value-type="float">
            <text:p>0.006229</text:p>
          </table:table-cell>
          <table:table-cell office:value-type="float" office:value="0" calcext:value-type="float">
            <text:p>0</text:p>
          </table:table-cell>
          <table:table-cell office:value-type="float" office:value="141511" calcext:value-type="float">
            <text:p>1415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0</text:p>
          </table:table-cell>
          <table:table-cell office:value-type="float" office:value="0.00453" calcext:value-type="float">
            <text:p>0.00453</text:p>
          </table:table-cell>
          <table:table-cell office:value-type="float" office:value="0.006796" calcext:value-type="float">
            <text:p>0.006796</text:p>
          </table:table-cell>
          <table:table-cell office:value-type="float" office:value="0" calcext:value-type="float">
            <text:p>0</text:p>
          </table:table-cell>
          <table:table-cell office:value-type="float" office:value="183691" calcext:value-type="float">
            <text:p>1836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1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5685" calcext:value-type="float">
            <text:p>0.005685</text:p>
          </table:table-cell>
          <table:table-cell office:value-type="float" office:value="0" calcext:value-type="float">
            <text:p>0</text:p>
          </table:table-cell>
          <table:table-cell office:value-type="float" office:value="143320" calcext:value-type="float">
            <text:p>1433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2</text:p>
          </table:table-cell>
          <table:table-cell office:value-type="float" office:value="0.004452" calcext:value-type="float">
            <text:p>0.004452</text:p>
          </table:table-cell>
          <table:table-cell office:value-type="float" office:value="0.006091" calcext:value-type="float">
            <text:p>0.006091</text:p>
          </table:table-cell>
          <table:table-cell office:value-type="float" office:value="0" calcext:value-type="float">
            <text:p>0</text:p>
          </table:table-cell>
          <table:table-cell office:value-type="float" office:value="133524" calcext:value-type="float">
            <text:p>1335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3</text:p>
          </table:table-cell>
          <table:table-cell office:value-type="float" office:value="0.004209" calcext:value-type="float">
            <text:p>0.004209</text:p>
          </table:table-cell>
          <table:table-cell office:value-type="float" office:value="0.004467" calcext:value-type="float">
            <text:p>0.004467</text:p>
          </table:table-cell>
          <table:table-cell office:value-type="float" office:value="0" calcext:value-type="float">
            <text:p>0</text:p>
          </table:table-cell>
          <table:table-cell office:value-type="float" office:value="112811" calcext:value-type="float">
            <text:p>1128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4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0.006721" calcext:value-type="float">
            <text:p>0.006721</text:p>
          </table:table-cell>
          <table:table-cell office:value-type="float" office:value="0" calcext:value-type="float">
            <text:p>0</text:p>
          </table:table-cell>
          <table:table-cell office:value-type="float" office:value="156607" calcext:value-type="float">
            <text:p>1566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5</text:p>
          </table:table-cell>
          <table:table-cell office:value-type="float" office:value="0.020049" calcext:value-type="float">
            <text:p>0.020049</text:p>
          </table:table-cell>
          <table:table-cell office:value-type="float" office:value="0.006579" calcext:value-type="float">
            <text:p>0.006579</text:p>
          </table:table-cell>
          <table:table-cell office:value-type="float" office:value="0" calcext:value-type="float">
            <text:p>0</text:p>
          </table:table-cell>
          <table:table-cell office:value-type="float" office:value="153705" calcext:value-type="float">
            <text:p>1537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6</text:p>
          </table:table-cell>
          <table:table-cell office:value-type="float" office:value="0.037382" calcext:value-type="float">
            <text:p>0.037382</text:p>
          </table:table-cell>
          <table:table-cell office:value-type="float" office:value="0.005719" calcext:value-type="float">
            <text:p>0.005719</text:p>
          </table:table-cell>
          <table:table-cell office:value-type="float" office:value="0" calcext:value-type="float">
            <text:p>0</text:p>
          </table:table-cell>
          <table:table-cell office:value-type="float" office:value="134402" calcext:value-type="float">
            <text:p>1344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7</text:p>
          </table:table-cell>
          <table:table-cell office:value-type="float" office:value="0.026984" calcext:value-type="float">
            <text:p>0.026984</text:p>
          </table:table-cell>
          <table:table-cell office:value-type="float" office:value="0.007119" calcext:value-type="float">
            <text:p>0.007119</text:p>
          </table:table-cell>
          <table:table-cell office:value-type="float" office:value="0" calcext:value-type="float">
            <text:p>0</text:p>
          </table:table-cell>
          <table:table-cell office:value-type="float" office:value="165117" calcext:value-type="float">
            <text:p>1651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19:38</text:p>
          </table:table-cell>
          <table:table-cell office:value-type="float" office:value="0.012775" calcext:value-type="float">
            <text:p>0.012775</text:p>
          </table:table-cell>
          <table:table-cell office:value-type="float" office:value="0.005327" calcext:value-type="float">
            <text:p>0.005327</text:p>
          </table:table-cell>
          <table:table-cell office:value-type="float" office:value="0" calcext:value-type="float">
            <text:p>0</text:p>
          </table:table-cell>
          <table:table-cell office:value-type="float" office:value="131160" calcext:value-type="float">
            <text:p>1311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19:39</text:p>
          </table:table-cell>
          <table:table-cell office:value-type="float" office:value="0.016559" calcext:value-type="float">
            <text:p>0.016559</text:p>
          </table:table-cell>
          <table:table-cell office:value-type="float" office:value="0.005437" calcext:value-type="float">
            <text:p>0.005437</text:p>
          </table:table-cell>
          <table:table-cell office:value-type="float" office:value="0" calcext:value-type="float">
            <text:p>0</text:p>
          </table:table-cell>
          <table:table-cell office:value-type="float" office:value="129047" calcext:value-type="float">
            <text:p>129047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27:00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0" calcext:value-type="float">
            <text:p>0</text:p>
          </table:table-cell>
          <table:table-cell office:value-type="float" office:value="134821" calcext:value-type="float">
            <text:p>1348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1</text:p>
          </table:table-cell>
          <table:table-cell office:value-type="float" office:value="0.004583" calcext:value-type="float">
            <text:p>0.004583</text:p>
          </table:table-cell>
          <table:table-cell office:value-type="float" office:value="0.006038" calcext:value-type="float">
            <text:p>0.006038</text:p>
          </table:table-cell>
          <table:table-cell office:value-type="float" office:value="0" calcext:value-type="float">
            <text:p>0</text:p>
          </table:table-cell>
          <table:table-cell office:value-type="float" office:value="167704" calcext:value-type="float">
            <text:p>1677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2</text:p>
          </table:table-cell>
          <table:table-cell office:value-type="float" office:value="0.004716" calcext:value-type="float">
            <text:p>0.004716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" calcext:value-type="float">
            <text:p>0</text:p>
          </table:table-cell>
          <table:table-cell office:value-type="float" office:value="139216" calcext:value-type="float">
            <text:p>1392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3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0.005745" calcext:value-type="float">
            <text:p>0.005745</text:p>
          </table:table-cell>
          <table:table-cell office:value-type="float" office:value="0" calcext:value-type="float">
            <text:p>0</text:p>
          </table:table-cell>
          <table:table-cell office:value-type="float" office:value="138462" calcext:value-type="float">
            <text:p>13846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4</text:p>
          </table:table-cell>
          <table:table-cell office:value-type="float" office:value="0.005461" calcext:value-type="float">
            <text:p>0.005461</text:p>
          </table:table-cell>
          <table:table-cell office:value-type="float" office:value="0.00563" calcext:value-type="float">
            <text:p>0.00563</text:p>
          </table:table-cell>
          <table:table-cell office:value-type="float" office:value="0" calcext:value-type="float">
            <text:p>0</text:p>
          </table:table-cell>
          <table:table-cell office:value-type="float" office:value="143492" calcext:value-type="float">
            <text:p>14349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5</text:p>
          </table:table-cell>
          <table:table-cell office:value-type="float" office:value="0.004602" calcext:value-type="float">
            <text:p>0.004602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" calcext:value-type="float">
            <text:p>0</text:p>
          </table:table-cell>
          <table:table-cell office:value-type="float" office:value="133505" calcext:value-type="float">
            <text:p>13350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6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0.006229" calcext:value-type="float">
            <text:p>0.006229</text:p>
          </table:table-cell>
          <table:table-cell office:value-type="float" office:value="0" calcext:value-type="float">
            <text:p>0</text:p>
          </table:table-cell>
          <table:table-cell office:value-type="float" office:value="153944" calcext:value-type="float">
            <text:p>1539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7</text:p>
          </table:table-cell>
          <table:table-cell office:value-type="float" office:value="0.013347" calcext:value-type="float">
            <text:p>0.013347</text:p>
          </table:table-cell>
          <table:table-cell office:value-type="float" office:value="0.006094" calcext:value-type="float">
            <text:p>0.006094</text:p>
          </table:table-cell>
          <table:table-cell office:value-type="float" office:value="0" calcext:value-type="float">
            <text:p>0</text:p>
          </table:table-cell>
          <table:table-cell office:value-type="float" office:value="147253" calcext:value-type="float">
            <text:p>14725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8</text:p>
          </table:table-cell>
          <table:table-cell office:value-type="float" office:value="0.019679" calcext:value-type="float">
            <text:p>0.019679</text:p>
          </table:table-cell>
          <table:table-cell office:value-type="float" office:value="0.006578" calcext:value-type="float">
            <text:p>0.006578</text:p>
          </table:table-cell>
          <table:table-cell office:value-type="float" office:value="0" calcext:value-type="float">
            <text:p>0</text:p>
          </table:table-cell>
          <table:table-cell office:value-type="float" office:value="155088" calcext:value-type="float">
            <text:p>1550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7:09</text:p>
          </table:table-cell>
          <table:table-cell office:value-type="float" office:value="0.041417" calcext:value-type="float">
            <text:p>0.04141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0" calcext:value-type="float">
            <text:p>0</text:p>
          </table:table-cell>
          <table:table-cell office:value-type="float" office:value="159039" calcext:value-type="float">
            <text:p>159039</text:p>
          </table:table-cell>
          <table:table-cell office:value-type="float" office:value="299" calcext:value-type="float">
            <text:p>299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27:10</text:p>
          </table:table-cell>
          <table:table-cell office:value-type="float" office:value="0.034335" calcext:value-type="float">
            <text:p>0.034335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0" calcext:value-type="float">
            <text:p>0</text:p>
          </table:table-cell>
          <table:table-cell office:value-type="float" office:value="180322" calcext:value-type="float">
            <text:p>180322</text:p>
          </table:table-cell>
          <table:table-cell office:value-type="float" office:value="177" calcext:value-type="float">
            <text:p>177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29:25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0.006975" calcext:value-type="float">
            <text:p>0.006975</text:p>
          </table:table-cell>
          <table:table-cell office:value-type="float" office:value="0" calcext:value-type="float">
            <text:p>0</text:p>
          </table:table-cell>
          <table:table-cell office:value-type="float" office:value="158908" calcext:value-type="float">
            <text:p>158908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2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5974" calcext:value-type="float">
            <text:p>0.005974</text:p>
          </table:table-cell>
          <table:table-cell office:value-type="float" office:value="0" calcext:value-type="float">
            <text:p>0</text:p>
          </table:table-cell>
          <table:table-cell office:value-type="float" office:value="154112" calcext:value-type="float">
            <text:p>15411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2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032" calcext:value-type="float">
            <text:p>0.005032</text:p>
          </table:table-cell>
          <table:table-cell office:value-type="float" office:value="0" calcext:value-type="float">
            <text:p>0</text:p>
          </table:table-cell>
          <table:table-cell office:value-type="float" office:value="132566" calcext:value-type="float">
            <text:p>1325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28</text:p>
          </table:table-cell>
          <table:table-cell office:value-type="float" office:value="0.007165" calcext:value-type="float">
            <text:p>0.007165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" calcext:value-type="float">
            <text:p>0</text:p>
          </table:table-cell>
          <table:table-cell office:value-type="float" office:value="145997" calcext:value-type="float">
            <text:p>1459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29</text:p>
          </table:table-cell>
          <table:table-cell office:value-type="float" office:value="0.007221" calcext:value-type="float">
            <text:p>0.007221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0" calcext:value-type="float">
            <text:p>0</text:p>
          </table:table-cell>
          <table:table-cell office:value-type="float" office:value="146627" calcext:value-type="float">
            <text:p>1466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30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" calcext:value-type="float">
            <text:p>0</text:p>
          </table:table-cell>
          <table:table-cell office:value-type="float" office:value="141006" calcext:value-type="float">
            <text:p>1410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31</text:p>
          </table:table-cell>
          <table:table-cell office:value-type="float" office:value="0.006979" calcext:value-type="float">
            <text:p>0.006979</text:p>
          </table:table-cell>
          <table:table-cell office:value-type="float" office:value="0.005712" calcext:value-type="float">
            <text:p>0.005712</text:p>
          </table:table-cell>
          <table:table-cell office:value-type="float" office:value="0" calcext:value-type="float">
            <text:p>0</text:p>
          </table:table-cell>
          <table:table-cell office:value-type="float" office:value="148454" calcext:value-type="float">
            <text:p>1484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32</text:p>
          </table:table-cell>
          <table:table-cell office:value-type="float" office:value="0.008407" calcext:value-type="float">
            <text:p>0.008407</text:p>
          </table:table-cell>
          <table:table-cell office:value-type="float" office:value="0.006537" calcext:value-type="float">
            <text:p>0.006537</text:p>
          </table:table-cell>
          <table:table-cell office:value-type="float" office:value="0" calcext:value-type="float">
            <text:p>0</text:p>
          </table:table-cell>
          <table:table-cell office:value-type="float" office:value="170410" calcext:value-type="float">
            <text:p>1704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33</text:p>
          </table:table-cell>
          <table:table-cell office:value-type="float" office:value="0.039423" calcext:value-type="float">
            <text:p>0.039423</text:p>
          </table:table-cell>
          <table:table-cell office:value-type="float" office:value="0.006761" calcext:value-type="float">
            <text:p>0.006761</text:p>
          </table:table-cell>
          <table:table-cell office:value-type="float" office:value="0" calcext:value-type="float">
            <text:p>0</text:p>
          </table:table-cell>
          <table:table-cell office:value-type="float" office:value="138209" calcext:value-type="float">
            <text:p>1382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29:34</text:p>
          </table:table-cell>
          <table:table-cell office:value-type="float" office:value="0.037095" calcext:value-type="float">
            <text:p>0.037095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" calcext:value-type="float">
            <text:p>0</text:p>
          </table:table-cell>
          <table:table-cell office:value-type="float" office:value="191500" calcext:value-type="float">
            <text:p>1915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29:35</text:p>
          </table:table-cell>
          <table:table-cell office:value-type="float" office:value="0.030751" calcext:value-type="float">
            <text:p>0.030751</text:p>
          </table:table-cell>
          <table:table-cell office:value-type="float" office:value="0.007915" calcext:value-type="float">
            <text:p>0.007915</text:p>
          </table:table-cell>
          <table:table-cell office:value-type="float" office:value="0" calcext:value-type="float">
            <text:p>0</text:p>
          </table:table-cell>
          <table:table-cell office:value-type="float" office:value="172924" calcext:value-type="float">
            <text:p>172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33:00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0.006723" calcext:value-type="float">
            <text:p>0.006723</text:p>
          </table:table-cell>
          <table:table-cell office:value-type="float" office:value="0" calcext:value-type="float">
            <text:p>0</text:p>
          </table:table-cell>
          <table:table-cell office:value-type="float" office:value="135513" calcext:value-type="float">
            <text:p>1355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1</text:p>
          </table:table-cell>
          <table:table-cell office:value-type="float" office:value="0.007411" calcext:value-type="float">
            <text:p>0.007411</text:p>
          </table:table-cell>
          <table:table-cell office:value-type="float" office:value="0.006208" calcext:value-type="float">
            <text:p>0.006208</text:p>
          </table:table-cell>
          <table:table-cell office:value-type="float" office:value="0" calcext:value-type="float">
            <text:p>0</text:p>
          </table:table-cell>
          <table:table-cell office:value-type="float" office:value="160479" calcext:value-type="float">
            <text:p>16047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2</text:p>
          </table:table-cell>
          <table:table-cell office:value-type="float" office:value="0.005523" calcext:value-type="float">
            <text:p>0.005523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" calcext:value-type="float">
            <text:p>0</text:p>
          </table:table-cell>
          <table:table-cell office:value-type="float" office:value="134268" calcext:value-type="float">
            <text:p>13426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3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0" calcext:value-type="float">
            <text:p>0</text:p>
          </table:table-cell>
          <table:table-cell office:value-type="float" office:value="145556" calcext:value-type="float">
            <text:p>14555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4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0.005476" calcext:value-type="float">
            <text:p>0.005476</text:p>
          </table:table-cell>
          <table:table-cell office:value-type="float" office:value="0" calcext:value-type="float">
            <text:p>0</text:p>
          </table:table-cell>
          <table:table-cell office:value-type="float" office:value="134716" calcext:value-type="float">
            <text:p>13471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5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007849" calcext:value-type="float">
            <text:p>0.007849</text:p>
          </table:table-cell>
          <table:table-cell office:value-type="float" office:value="0" calcext:value-type="float">
            <text:p>0</text:p>
          </table:table-cell>
          <table:table-cell office:value-type="float" office:value="158155" calcext:value-type="float">
            <text:p>15815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6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0" calcext:value-type="float">
            <text:p>0</text:p>
          </table:table-cell>
          <table:table-cell office:value-type="float" office:value="160757" calcext:value-type="float">
            <text:p>16075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7</text:p>
          </table:table-cell>
          <table:table-cell office:value-type="float" office:value="0.012944" calcext:value-type="float">
            <text:p>0.012944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0" calcext:value-type="float">
            <text:p>0</text:p>
          </table:table-cell>
          <table:table-cell office:value-type="float" office:value="169989" calcext:value-type="float">
            <text:p>16998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8</text:p>
          </table:table-cell>
          <table:table-cell office:value-type="float" office:value="0.021596" calcext:value-type="float">
            <text:p>0.021596</text:p>
          </table:table-cell>
          <table:table-cell office:value-type="float" office:value="0.008466" calcext:value-type="float">
            <text:p>0.008466</text:p>
          </table:table-cell>
          <table:table-cell office:value-type="float" office:value="0" calcext:value-type="float">
            <text:p>0</text:p>
          </table:table-cell>
          <table:table-cell office:value-type="float" office:value="183403" calcext:value-type="float">
            <text:p>18340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3:09</text:p>
          </table:table-cell>
          <table:table-cell office:value-type="float" office:value="0.045007" calcext:value-type="float">
            <text:p>0.045007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0" calcext:value-type="float">
            <text:p>0</text:p>
          </table:table-cell>
          <table:table-cell office:value-type="float" office:value="132328" calcext:value-type="float">
            <text:p>1323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33:10</text:p>
          </table:table-cell>
          <table:table-cell office:value-type="float" office:value="0.052271" calcext:value-type="float">
            <text:p>0.052271</text:p>
          </table:table-cell>
          <table:table-cell office:value-type="float" office:value="0.006742" calcext:value-type="float">
            <text:p>0.006742</text:p>
          </table:table-cell>
          <table:table-cell office:value-type="float" office:value="0" calcext:value-type="float">
            <text:p>0</text:p>
          </table:table-cell>
          <table:table-cell office:value-type="float" office:value="147178" calcext:value-type="float">
            <text:p>147178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35:24</text:p>
          </table:table-cell>
          <table:table-cell office:value-type="float" office:value="0.013421" calcext:value-type="float">
            <text:p>0.013421</text:p>
          </table:table-cell>
          <table:table-cell office:value-type="float" office:value="0.006411" calcext:value-type="float">
            <text:p>0.006411</text:p>
          </table:table-cell>
          <table:table-cell office:value-type="float" office:value="0" calcext:value-type="float">
            <text:p>0</text:p>
          </table:table-cell>
          <table:table-cell office:value-type="float" office:value="140884" calcext:value-type="float">
            <text:p>14088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25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0.006065" calcext:value-type="float">
            <text:p>0.006065</text:p>
          </table:table-cell>
          <table:table-cell office:value-type="float" office:value="0" calcext:value-type="float">
            <text:p>0</text:p>
          </table:table-cell>
          <table:table-cell office:value-type="float" office:value="152415" calcext:value-type="float">
            <text:p>15241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26</text:p>
          </table:table-cell>
          <table:table-cell office:value-type="float" office:value="0.008059" calcext:value-type="float">
            <text:p>0.008059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0" calcext:value-type="float">
            <text:p>0</text:p>
          </table:table-cell>
          <table:table-cell office:value-type="float" office:value="141870" calcext:value-type="float">
            <text:p>14187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27</text:p>
          </table:table-cell>
          <table:table-cell office:value-type="float" office:value="0.052752" calcext:value-type="float">
            <text:p>0.052752</text:p>
          </table:table-cell>
          <table:table-cell office:value-type="float" office:value="0.014583" calcext:value-type="float">
            <text:p>0.014583</text:p>
          </table:table-cell>
          <table:table-cell office:value-type="float" office:value="0" calcext:value-type="float">
            <text:p>0</text:p>
          </table:table-cell>
          <table:table-cell office:value-type="float" office:value="141952" calcext:value-type="float">
            <text:p>14195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28</text:p>
          </table:table-cell>
          <table:table-cell office:value-type="float" office:value="0.026846" calcext:value-type="float">
            <text:p>0.026846</text:p>
          </table:table-cell>
          <table:table-cell office:value-type="float" office:value="0.007166" calcext:value-type="float">
            <text:p>0.007166</text:p>
          </table:table-cell>
          <table:table-cell office:value-type="float" office:value="0" calcext:value-type="float">
            <text:p>0</text:p>
          </table:table-cell>
          <table:table-cell office:value-type="float" office:value="152278" calcext:value-type="float">
            <text:p>152278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29</text:p>
          </table:table-cell>
          <table:table-cell office:value-type="float" office:value="0.010737" calcext:value-type="float">
            <text:p>0.010737</text:p>
          </table:table-cell>
          <table:table-cell office:value-type="float" office:value="0.005974" calcext:value-type="float">
            <text:p>0.005974</text:p>
          </table:table-cell>
          <table:table-cell office:value-type="float" office:value="0" calcext:value-type="float">
            <text:p>0</text:p>
          </table:table-cell>
          <table:table-cell office:value-type="float" office:value="151880" calcext:value-type="float">
            <text:p>15188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30</text:p>
          </table:table-cell>
          <table:table-cell office:value-type="float" office:value="0.018967" calcext:value-type="float">
            <text:p>0.018967</text:p>
          </table:table-cell>
          <table:table-cell office:value-type="float" office:value="0.009582" calcext:value-type="float">
            <text:p>0.009582</text:p>
          </table:table-cell>
          <table:table-cell office:value-type="float" office:value="0" calcext:value-type="float">
            <text:p>0</text:p>
          </table:table-cell>
          <table:table-cell office:value-type="float" office:value="168240" calcext:value-type="float">
            <text:p>16824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31</text:p>
          </table:table-cell>
          <table:table-cell office:value-type="float" office:value="0.050986" calcext:value-type="float">
            <text:p>0.050986</text:p>
          </table:table-cell>
          <table:table-cell office:value-type="float" office:value="0.009266" calcext:value-type="float">
            <text:p>0.009266</text:p>
          </table:table-cell>
          <table:table-cell office:value-type="float" office:value="0" calcext:value-type="float">
            <text:p>0</text:p>
          </table:table-cell>
          <table:table-cell office:value-type="float" office:value="174179" calcext:value-type="float">
            <text:p>174179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32</text:p>
          </table:table-cell>
          <table:table-cell office:value-type="float" office:value="0.013188" calcext:value-type="float">
            <text:p>0.013188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" calcext:value-type="float">
            <text:p>0</text:p>
          </table:table-cell>
          <table:table-cell office:value-type="float" office:value="132825" calcext:value-type="float">
            <text:p>132825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33</text:p>
          </table:table-cell>
          <table:table-cell office:value-type="float" office:value="0.066618" calcext:value-type="float">
            <text:p>0.066618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0" calcext:value-type="float">
            <text:p>0</text:p>
          </table:table-cell>
          <table:table-cell office:value-type="float" office:value="142753" calcext:value-type="float">
            <text:p>14275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5:34</text:p>
          </table:table-cell>
          <table:table-cell office:value-type="float" office:value="0.04455" calcext:value-type="float">
            <text:p>0.04455</text:p>
          </table:table-cell>
          <table:table-cell office:value-type="float" office:value="0.005067" calcext:value-type="float">
            <text:p>0.005067</text:p>
          </table:table-cell>
          <table:table-cell office:value-type="float" office:value="0" calcext:value-type="float">
            <text:p>0</text:p>
          </table:table-cell>
          <table:table-cell office:value-type="float" office:value="117903" calcext:value-type="float">
            <text:p>11790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43</text:p>
          </table:table-cell>
          <table:table-cell office:value-type="float" office:value="0.022012" calcext:value-type="float">
            <text:p>0.022012</text:p>
          </table:table-cell>
          <table:table-cell office:value-type="float" office:value="0.007581" calcext:value-type="float">
            <text:p>0.007581</text:p>
          </table:table-cell>
          <table:table-cell office:value-type="float" office:value="0" calcext:value-type="float">
            <text:p>0</text:p>
          </table:table-cell>
          <table:table-cell office:value-type="float" office:value="159139" calcext:value-type="float">
            <text:p>1591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44</text:p>
          </table:table-cell>
          <table:table-cell office:value-type="float" office:value="0.010435" calcext:value-type="float">
            <text:p>0.010435</text:p>
          </table:table-cell>
          <table:table-cell office:value-type="float" office:value="0.005438" calcext:value-type="float">
            <text:p>0.005438</text:p>
          </table:table-cell>
          <table:table-cell office:value-type="float" office:value="0" calcext:value-type="float">
            <text:p>0</text:p>
          </table:table-cell>
          <table:table-cell office:value-type="float" office:value="136950" calcext:value-type="float">
            <text:p>13695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45</text:p>
          </table:table-cell>
          <table:table-cell office:value-type="float" office:value="0.015674" calcext:value-type="float">
            <text:p>0.015674</text:p>
          </table:table-cell>
          <table:table-cell office:value-type="float" office:value="0.006212" calcext:value-type="float">
            <text:p>0.006212</text:p>
          </table:table-cell>
          <table:table-cell office:value-type="float" office:value="0" calcext:value-type="float">
            <text:p>0</text:p>
          </table:table-cell>
          <table:table-cell office:value-type="float" office:value="148004" calcext:value-type="float">
            <text:p>14800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46</text:p>
          </table:table-cell>
          <table:table-cell office:value-type="float" office:value="0.014462" calcext:value-type="float">
            <text:p>0.014462</text:p>
          </table:table-cell>
          <table:table-cell office:value-type="float" office:value="0.006904" calcext:value-type="float">
            <text:p>0.006904</text:p>
          </table:table-cell>
          <table:table-cell office:value-type="float" office:value="0" calcext:value-type="float">
            <text:p>0</text:p>
          </table:table-cell>
          <table:table-cell office:value-type="float" office:value="151631" calcext:value-type="float">
            <text:p>15163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47</text:p>
          </table:table-cell>
          <table:table-cell office:value-type="float" office:value="0.016039" calcext:value-type="float">
            <text:p>0.016039</text:p>
          </table:table-cell>
          <table:table-cell office:value-type="float" office:value="0.005732" calcext:value-type="float">
            <text:p>0.005732</text:p>
          </table:table-cell>
          <table:table-cell office:value-type="float" office:value="0" calcext:value-type="float">
            <text:p>0</text:p>
          </table:table-cell>
          <table:table-cell office:value-type="float" office:value="147117" calcext:value-type="float">
            <text:p>14711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48</text:p>
          </table:table-cell>
          <table:table-cell office:value-type="float" office:value="0.018548" calcext:value-type="float">
            <text:p>0.018548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0" calcext:value-type="float">
            <text:p>0</text:p>
          </table:table-cell>
          <table:table-cell office:value-type="float" office:value="176413" calcext:value-type="float">
            <text:p>17641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49</text:p>
          </table:table-cell>
          <table:table-cell office:value-type="float" office:value="0.038687" calcext:value-type="float">
            <text:p>0.038687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0" calcext:value-type="float">
            <text:p>0</text:p>
          </table:table-cell>
          <table:table-cell office:value-type="float" office:value="157858" calcext:value-type="float">
            <text:p>15785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50</text:p>
          </table:table-cell>
          <table:table-cell office:value-type="float" office:value="0.022353" calcext:value-type="float">
            <text:p>0.022353</text:p>
          </table:table-cell>
          <table:table-cell office:value-type="float" office:value="0.006427" calcext:value-type="float">
            <text:p>0.006427</text:p>
          </table:table-cell>
          <table:table-cell office:value-type="float" office:value="0" calcext:value-type="float">
            <text:p>0</text:p>
          </table:table-cell>
          <table:table-cell office:value-type="float" office:value="143486" calcext:value-type="float">
            <text:p>14348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51</text:p>
          </table:table-cell>
          <table:table-cell office:value-type="float" office:value="0.016948" calcext:value-type="float">
            <text:p>0.016948</text:p>
          </table:table-cell>
          <table:table-cell office:value-type="float" office:value="0.004671" calcext:value-type="float">
            <text:p>0.004671</text:p>
          </table:table-cell>
          <table:table-cell office:value-type="float" office:value="0" calcext:value-type="float">
            <text:p>0</text:p>
          </table:table-cell>
          <table:table-cell office:value-type="float" office:value="120892" calcext:value-type="float">
            <text:p>12089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6:52</text:p>
          </table:table-cell>
          <table:table-cell office:value-type="float" office:value="0.135981" calcext:value-type="float">
            <text:p>0.135981</text:p>
          </table:table-cell>
          <table:table-cell office:value-type="float" office:value="0.015037" calcext:value-type="float">
            <text:p>0.015037</text:p>
          </table:table-cell>
          <table:table-cell office:value-type="float" office:value="0" calcext:value-type="float">
            <text:p>0</text:p>
          </table:table-cell>
          <table:table-cell office:value-type="float" office:value="179063" calcext:value-type="float">
            <text:p>179063</text:p>
          </table:table-cell>
          <table:table-cell office:value-type="float" office:value="699" calcext:value-type="float">
            <text:p>699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36:53</text:p>
          </table:table-cell>
          <table:table-cell office:value-type="float" office:value="0.130667" calcext:value-type="float">
            <text:p>0.130667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0" calcext:value-type="float">
            <text:p>0</text:p>
          </table:table-cell>
          <table:table-cell office:value-type="float" office:value="127287" calcext:value-type="float">
            <text:p>127287</text:p>
          </table:table-cell>
          <table:table-cell office:value-type="float" office:value="313" calcext:value-type="float">
            <text:p>313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39:27</text:p>
          </table:table-cell>
          <table:table-cell office:value-type="float" office:value="0.016663" calcext:value-type="float">
            <text:p>0.016663</text:p>
          </table:table-cell>
          <table:table-cell office:value-type="float" office:value="0.009466" calcext:value-type="float">
            <text:p>0.009466</text:p>
          </table:table-cell>
          <table:table-cell office:value-type="float" office:value="0" calcext:value-type="float">
            <text:p>0</text:p>
          </table:table-cell>
          <table:table-cell office:value-type="float" office:value="165800" calcext:value-type="float">
            <text:p>1658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28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06939" calcext:value-type="float">
            <text:p>0.006939</text:p>
          </table:table-cell>
          <table:table-cell office:value-type="float" office:value="0" calcext:value-type="float">
            <text:p>0</text:p>
          </table:table-cell>
          <table:table-cell office:value-type="float" office:value="146148" calcext:value-type="float">
            <text:p>14614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29</text:p>
          </table:table-cell>
          <table:table-cell office:value-type="float" office:value="0.015857" calcext:value-type="float">
            <text:p>0.015857</text:p>
          </table:table-cell>
          <table:table-cell office:value-type="float" office:value="0.007003" calcext:value-type="float">
            <text:p>0.007003</text:p>
          </table:table-cell>
          <table:table-cell office:value-type="float" office:value="0" calcext:value-type="float">
            <text:p>0</text:p>
          </table:table-cell>
          <table:table-cell office:value-type="float" office:value="145588" calcext:value-type="float">
            <text:p>14558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30</text:p>
          </table:table-cell>
          <table:table-cell office:value-type="float" office:value="0.02434" calcext:value-type="float">
            <text:p>0.02434</text:p>
          </table:table-cell>
          <table:table-cell office:value-type="float" office:value="0.007443" calcext:value-type="float">
            <text:p>0.007443</text:p>
          </table:table-cell>
          <table:table-cell office:value-type="float" office:value="0" calcext:value-type="float">
            <text:p>0</text:p>
          </table:table-cell>
          <table:table-cell office:value-type="float" office:value="149467" calcext:value-type="float">
            <text:p>149467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31</text:p>
          </table:table-cell>
          <table:table-cell office:value-type="float" office:value="0.026517" calcext:value-type="float">
            <text:p>0.026517</text:p>
          </table:table-cell>
          <table:table-cell office:value-type="float" office:value="0.00763" calcext:value-type="float">
            <text:p>0.00763</text:p>
          </table:table-cell>
          <table:table-cell office:value-type="float" office:value="0" calcext:value-type="float">
            <text:p>0</text:p>
          </table:table-cell>
          <table:table-cell office:value-type="float" office:value="153985" calcext:value-type="float">
            <text:p>15398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32</text:p>
          </table:table-cell>
          <table:table-cell office:value-type="float" office:value="0.027093" calcext:value-type="float">
            <text:p>0.027093</text:p>
          </table:table-cell>
          <table:table-cell office:value-type="float" office:value="0.009335" calcext:value-type="float">
            <text:p>0.009335</text:p>
          </table:table-cell>
          <table:table-cell office:value-type="float" office:value="0" calcext:value-type="float">
            <text:p>0</text:p>
          </table:table-cell>
          <table:table-cell office:value-type="float" office:value="178582" calcext:value-type="float">
            <text:p>178582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33</text:p>
          </table:table-cell>
          <table:table-cell office:value-type="float" office:value="0.039978" calcext:value-type="float">
            <text:p>0.039978</text:p>
          </table:table-cell>
          <table:table-cell office:value-type="float" office:value="0.007211" calcext:value-type="float">
            <text:p>0.007211</text:p>
          </table:table-cell>
          <table:table-cell office:value-type="float" office:value="0" calcext:value-type="float">
            <text:p>0</text:p>
          </table:table-cell>
          <table:table-cell office:value-type="float" office:value="132970" calcext:value-type="float">
            <text:p>13297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34</text:p>
          </table:table-cell>
          <table:table-cell office:value-type="float" office:value="0.021155" calcext:value-type="float">
            <text:p>0.021155</text:p>
          </table:table-cell>
          <table:table-cell office:value-type="float" office:value="0.006592" calcext:value-type="float">
            <text:p>0.006592</text:p>
          </table:table-cell>
          <table:table-cell office:value-type="float" office:value="0" calcext:value-type="float">
            <text:p>0</text:p>
          </table:table-cell>
          <table:table-cell office:value-type="float" office:value="143677" calcext:value-type="float">
            <text:p>14367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35</text:p>
          </table:table-cell>
          <table:table-cell office:value-type="float" office:value="0.022854" calcext:value-type="float">
            <text:p>0.022854</text:p>
          </table:table-cell>
          <table:table-cell office:value-type="float" office:value="0.0067" calcext:value-type="float">
            <text:p>0.0067</text:p>
          </table:table-cell>
          <table:table-cell office:value-type="float" office:value="0" calcext:value-type="float">
            <text:p>0</text:p>
          </table:table-cell>
          <table:table-cell office:value-type="float" office:value="144282" calcext:value-type="float">
            <text:p>14428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39:36</text:p>
          </table:table-cell>
          <table:table-cell office:value-type="float" office:value="0.095526" calcext:value-type="float">
            <text:p>0.095526</text:p>
          </table:table-cell>
          <table:table-cell office:value-type="float" office:value="0.015715" calcext:value-type="float">
            <text:p>0.015715</text:p>
          </table:table-cell>
          <table:table-cell office:value-type="float" office:value="0" calcext:value-type="float">
            <text:p>0</text:p>
          </table:table-cell>
          <table:table-cell office:value-type="float" office:value="160808" calcext:value-type="float">
            <text:p>160808</text:p>
          </table:table-cell>
          <table:table-cell office:value-type="float" office:value="803" calcext:value-type="float">
            <text:p>803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39:37</text:p>
          </table:table-cell>
          <table:table-cell office:value-type="float" office:value="0.370559" calcext:value-type="float">
            <text:p>0.370559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" calcext:value-type="float">
            <text:p>0</text:p>
          </table:table-cell>
          <table:table-cell office:value-type="float" office:value="151920" calcext:value-type="float">
            <text:p>151920</text:p>
          </table:table-cell>
          <table:table-cell office:value-type="float" office:value="742" calcext:value-type="float">
            <text:p>742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0:31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0.013252" calcext:value-type="float">
            <text:p>0.013252</text:p>
          </table:table-cell>
          <table:table-cell office:value-type="float" office:value="0" calcext:value-type="float">
            <text:p>0</text:p>
          </table:table-cell>
          <table:table-cell office:value-type="float" office:value="209720" calcext:value-type="float">
            <text:p>2097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2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0.006979" calcext:value-type="float">
            <text:p>0.006979</text:p>
          </table:table-cell>
          <table:table-cell office:value-type="float" office:value="0" calcext:value-type="float">
            <text:p>0</text:p>
          </table:table-cell>
          <table:table-cell office:value-type="float" office:value="139059" calcext:value-type="float">
            <text:p>13905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3</text:p>
          </table:table-cell>
          <table:table-cell office:value-type="float" office:value="0.028925" calcext:value-type="float">
            <text:p>0.028925</text:p>
          </table:table-cell>
          <table:table-cell office:value-type="float" office:value="0.008604" calcext:value-type="float">
            <text:p>0.008604</text:p>
          </table:table-cell>
          <table:table-cell office:value-type="float" office:value="0" calcext:value-type="float">
            <text:p>0</text:p>
          </table:table-cell>
          <table:table-cell office:value-type="float" office:value="149720" calcext:value-type="float">
            <text:p>14972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4</text:p>
          </table:table-cell>
          <table:table-cell office:value-type="float" office:value="0.023181" calcext:value-type="float">
            <text:p>0.023181</text:p>
          </table:table-cell>
          <table:table-cell office:value-type="float" office:value="0.007323" calcext:value-type="float">
            <text:p>0.007323</text:p>
          </table:table-cell>
          <table:table-cell office:value-type="float" office:value="0" calcext:value-type="float">
            <text:p>0</text:p>
          </table:table-cell>
          <table:table-cell office:value-type="float" office:value="148159" calcext:value-type="float">
            <text:p>14815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5</text:p>
          </table:table-cell>
          <table:table-cell office:value-type="float" office:value="0.026476" calcext:value-type="float">
            <text:p>0.026476</text:p>
          </table:table-cell>
          <table:table-cell office:value-type="float" office:value="0.008706" calcext:value-type="float">
            <text:p>0.008706</text:p>
          </table:table-cell>
          <table:table-cell office:value-type="float" office:value="0" calcext:value-type="float">
            <text:p>0</text:p>
          </table:table-cell>
          <table:table-cell office:value-type="float" office:value="165777" calcext:value-type="float">
            <text:p>16577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6</text:p>
          </table:table-cell>
          <table:table-cell office:value-type="float" office:value="0.046025" calcext:value-type="float">
            <text:p>0.046025</text:p>
          </table:table-cell>
          <table:table-cell office:value-type="float" office:value="0.011166" calcext:value-type="float">
            <text:p>0.011166</text:p>
          </table:table-cell>
          <table:table-cell office:value-type="float" office:value="0" calcext:value-type="float">
            <text:p>0</text:p>
          </table:table-cell>
          <table:table-cell office:value-type="float" office:value="164937" calcext:value-type="float">
            <text:p>164937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7</text:p>
          </table:table-cell>
          <table:table-cell office:value-type="float" office:value="0.05379" calcext:value-type="float">
            <text:p>0.05379</text:p>
          </table:table-cell>
          <table:table-cell office:value-type="float" office:value="0.010342" calcext:value-type="float">
            <text:p>0.010342</text:p>
          </table:table-cell>
          <table:table-cell office:value-type="float" office:value="0" calcext:value-type="float">
            <text:p>0</text:p>
          </table:table-cell>
          <table:table-cell office:value-type="float" office:value="140743" calcext:value-type="float">
            <text:p>14074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8</text:p>
          </table:table-cell>
          <table:table-cell office:value-type="float" office:value="0.022091" calcext:value-type="float">
            <text:p>0.022091</text:p>
          </table:table-cell>
          <table:table-cell office:value-type="float" office:value="0.008369" calcext:value-type="float">
            <text:p>0.008369</text:p>
          </table:table-cell>
          <table:table-cell office:value-type="float" office:value="0" calcext:value-type="float">
            <text:p>0</text:p>
          </table:table-cell>
          <table:table-cell office:value-type="float" office:value="140973" calcext:value-type="float">
            <text:p>14097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39</text:p>
          </table:table-cell>
          <table:table-cell office:value-type="float" office:value="0.103426" calcext:value-type="float">
            <text:p>0.103426</text:p>
          </table:table-cell>
          <table:table-cell office:value-type="float" office:value="0.015633" calcext:value-type="float">
            <text:p>0.015633</text:p>
          </table:table-cell>
          <table:table-cell office:value-type="float" office:value="0" calcext:value-type="float">
            <text:p>0</text:p>
          </table:table-cell>
          <table:table-cell office:value-type="float" office:value="151272" calcext:value-type="float">
            <text:p>15127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40</text:p>
          </table:table-cell>
          <table:table-cell office:value-type="float" office:value="0.226139" calcext:value-type="float">
            <text:p>0.226139</text:p>
          </table:table-cell>
          <table:table-cell office:value-type="float" office:value="0.026272" calcext:value-type="float">
            <text:p>0.026272</text:p>
          </table:table-cell>
          <table:table-cell office:value-type="float" office:value="0" calcext:value-type="float">
            <text:p>0</text:p>
          </table:table-cell>
          <table:table-cell office:value-type="float" office:value="153393" calcext:value-type="float">
            <text:p>15339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0:41</text:p>
          </table:table-cell>
          <table:table-cell office:value-type="float" office:value="0.468167" calcext:value-type="float">
            <text:p>0.468167</text:p>
          </table:table-cell>
          <table:table-cell office:value-type="float" office:value="0.031086" calcext:value-type="float">
            <text:p>0.031086</text:p>
          </table:table-cell>
          <table:table-cell office:value-type="float" office:value="0" calcext:value-type="float">
            <text:p>0</text:p>
          </table:table-cell>
          <table:table-cell office:value-type="float" office:value="138165" calcext:value-type="float">
            <text:p>138165</text:p>
          </table:table-cell>
          <table:table-cell office:value-type="float" office:value="855" calcext:value-type="float">
            <text:p>855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0:42</text:p>
          </table:table-cell>
          <table:table-cell office:value-type="float" office:value="0.524095" calcext:value-type="float">
            <text:p>0.524095</text:p>
          </table:table-cell>
          <table:table-cell office:value-type="float" office:value="0.019608" calcext:value-type="float">
            <text:p>0.019608</text:p>
          </table:table-cell>
          <table:table-cell office:value-type="float" office:value="0" calcext:value-type="float">
            <text:p>0</text:p>
          </table:table-cell>
          <table:table-cell office:value-type="float" office:value="222461" calcext:value-type="float">
            <text:p>22246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2:06</text:p>
          </table:table-cell>
          <table:table-cell office:value-type="float" office:value="0.018236" calcext:value-type="float">
            <text:p>0.018236</text:p>
          </table:table-cell>
          <table:table-cell office:value-type="float" office:value="0.010835" calcext:value-type="float">
            <text:p>0.010835</text:p>
          </table:table-cell>
          <table:table-cell office:value-type="float" office:value="0" calcext:value-type="float">
            <text:p>0</text:p>
          </table:table-cell>
          <table:table-cell office:value-type="float" office:value="149467" calcext:value-type="float">
            <text:p>14946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07</text:p>
          </table:table-cell>
          <table:table-cell office:value-type="float" office:value="0.036171" calcext:value-type="float">
            <text:p>0.036171</text:p>
          </table:table-cell>
          <table:table-cell office:value-type="float" office:value="0.009134" calcext:value-type="float">
            <text:p>0.009134</text:p>
          </table:table-cell>
          <table:table-cell office:value-type="float" office:value="0" calcext:value-type="float">
            <text:p>0</text:p>
          </table:table-cell>
          <table:table-cell office:value-type="float" office:value="143869" calcext:value-type="float">
            <text:p>14386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08</text:p>
          </table:table-cell>
          <table:table-cell office:value-type="float" office:value="0.039745" calcext:value-type="float">
            <text:p>0.039745</text:p>
          </table:table-cell>
          <table:table-cell office:value-type="float" office:value="0.008669" calcext:value-type="float">
            <text:p>0.008669</text:p>
          </table:table-cell>
          <table:table-cell office:value-type="float" office:value="0" calcext:value-type="float">
            <text:p>0</text:p>
          </table:table-cell>
          <table:table-cell office:value-type="float" office:value="143951" calcext:value-type="float">
            <text:p>14395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09</text:p>
          </table:table-cell>
          <table:table-cell office:value-type="float" office:value="0.046309" calcext:value-type="float">
            <text:p>0.046309</text:p>
          </table:table-cell>
          <table:table-cell office:value-type="float" office:value="0.009929" calcext:value-type="float">
            <text:p>0.009929</text:p>
          </table:table-cell>
          <table:table-cell office:value-type="float" office:value="0" calcext:value-type="float">
            <text:p>0</text:p>
          </table:table-cell>
          <table:table-cell office:value-type="float" office:value="157203" calcext:value-type="float">
            <text:p>15720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10</text:p>
          </table:table-cell>
          <table:table-cell office:value-type="float" office:value="0.078192" calcext:value-type="float">
            <text:p>0.078192</text:p>
          </table:table-cell>
          <table:table-cell office:value-type="float" office:value="0.014269" calcext:value-type="float">
            <text:p>0.014269</text:p>
          </table:table-cell>
          <table:table-cell office:value-type="float" office:value="0" calcext:value-type="float">
            <text:p>0</text:p>
          </table:table-cell>
          <table:table-cell office:value-type="float" office:value="174766" calcext:value-type="float">
            <text:p>17476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11</text:p>
          </table:table-cell>
          <table:table-cell office:value-type="float" office:value="0.105502" calcext:value-type="float">
            <text:p>0.105502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0" calcext:value-type="float">
            <text:p>0</text:p>
          </table:table-cell>
          <table:table-cell office:value-type="float" office:value="138600" calcext:value-type="float">
            <text:p>138600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12</text:p>
          </table:table-cell>
          <table:table-cell office:value-type="float" office:value="0.043619" calcext:value-type="float">
            <text:p>0.043619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" calcext:value-type="float">
            <text:p>0</text:p>
          </table:table-cell>
          <table:table-cell office:value-type="float" office:value="133859" calcext:value-type="float">
            <text:p>133859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13</text:p>
          </table:table-cell>
          <table:table-cell office:value-type="float" office:value="0.064375" calcext:value-type="float">
            <text:p>0.064375</text:p>
          </table:table-cell>
          <table:table-cell office:value-type="float" office:value="0.010839" calcext:value-type="float">
            <text:p>0.010839</text:p>
          </table:table-cell>
          <table:table-cell office:value-type="float" office:value="0" calcext:value-type="float">
            <text:p>0</text:p>
          </table:table-cell>
          <table:table-cell office:value-type="float" office:value="160957" calcext:value-type="float">
            <text:p>16095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016928" calcext:value-type="float">
            <text:p>0.016928</text:p>
          </table:table-cell>
          <table:table-cell office:value-type="float" office:value="0" calcext:value-type="float">
            <text:p>0</text:p>
          </table:table-cell>
          <table:table-cell office:value-type="float" office:value="150845" calcext:value-type="float">
            <text:p>15084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15</text:p>
          </table:table-cell>
          <table:table-cell office:value-type="float" office:value="0.260015" calcext:value-type="float">
            <text:p>0.260015</text:p>
          </table:table-cell>
          <table:table-cell office:value-type="float" office:value="0.025175" calcext:value-type="float">
            <text:p>0.025175</text:p>
          </table:table-cell>
          <table:table-cell office:value-type="float" office:value="0" calcext:value-type="float">
            <text:p>0</text:p>
          </table:table-cell>
          <table:table-cell office:value-type="float" office:value="144219" calcext:value-type="float">
            <text:p>144219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2:16</text:p>
          </table:table-cell>
          <table:table-cell office:value-type="float" office:value="0.448016" calcext:value-type="float">
            <text:p>0.448016</text:p>
          </table:table-cell>
          <table:table-cell office:value-type="float" office:value="0.014788" calcext:value-type="float">
            <text:p>0.014788</text:p>
          </table:table-cell>
          <table:table-cell office:value-type="float" office:value="0" calcext:value-type="float">
            <text:p>0</text:p>
          </table:table-cell>
          <table:table-cell office:value-type="float" office:value="125554" calcext:value-type="float">
            <text:p>125554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34</text:p>
          </table:table-cell>
          <table:table-cell office:value-type="float" office:value="0.230894" calcext:value-type="float">
            <text:p>0.230894</text:p>
          </table:table-cell>
          <table:table-cell office:value-type="float" office:value="0.127441" calcext:value-type="float">
            <text:p>0.127441</text:p>
          </table:table-cell>
          <table:table-cell office:value-type="float" office:value="0" calcext:value-type="float">
            <text:p>0</text:p>
          </table:table-cell>
          <table:table-cell office:value-type="float" office:value="154701" calcext:value-type="float">
            <text:p>154701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35</text:p>
          </table:table-cell>
          <table:table-cell office:value-type="float" office:value="0.271952" calcext:value-type="float">
            <text:p>0.271952</text:p>
          </table:table-cell>
          <table:table-cell office:value-type="float" office:value="0.037881" calcext:value-type="float">
            <text:p>0.037881</text:p>
          </table:table-cell>
          <table:table-cell office:value-type="float" office:value="0" calcext:value-type="float">
            <text:p>0</text:p>
          </table:table-cell>
          <table:table-cell office:value-type="float" office:value="143929" calcext:value-type="float">
            <text:p>143929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36</text:p>
          </table:table-cell>
          <table:table-cell office:value-type="float" office:value="0.148867" calcext:value-type="float">
            <text:p>0.148867</text:p>
          </table:table-cell>
          <table:table-cell office:value-type="float" office:value="0.022131" calcext:value-type="float">
            <text:p>0.022131</text:p>
          </table:table-cell>
          <table:table-cell office:value-type="float" office:value="0" calcext:value-type="float">
            <text:p>0</text:p>
          </table:table-cell>
          <table:table-cell office:value-type="float" office:value="150680" calcext:value-type="float">
            <text:p>15068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37</text:p>
          </table:table-cell>
          <table:table-cell office:value-type="float" office:value="0.129542" calcext:value-type="float">
            <text:p>0.129542</text:p>
          </table:table-cell>
          <table:table-cell office:value-type="float" office:value="0.016978" calcext:value-type="float">
            <text:p>0.016978</text:p>
          </table:table-cell>
          <table:table-cell office:value-type="float" office:value="0" calcext:value-type="float">
            <text:p>0</text:p>
          </table:table-cell>
          <table:table-cell office:value-type="float" office:value="160479" calcext:value-type="float">
            <text:p>160479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38</text:p>
          </table:table-cell>
          <table:table-cell office:value-type="float" office:value="0.139931" calcext:value-type="float">
            <text:p>0.139931</text:p>
          </table:table-cell>
          <table:table-cell office:value-type="float" office:value="0.01815" calcext:value-type="float">
            <text:p>0.01815</text:p>
          </table:table-cell>
          <table:table-cell office:value-type="float" office:value="0" calcext:value-type="float">
            <text:p>0</text:p>
          </table:table-cell>
          <table:table-cell office:value-type="float" office:value="152224" calcext:value-type="float">
            <text:p>152224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39</text:p>
          </table:table-cell>
          <table:table-cell office:value-type="float" office:value="0.076385" calcext:value-type="float">
            <text:p>0.076385</text:p>
          </table:table-cell>
          <table:table-cell office:value-type="float" office:value="0.011278" calcext:value-type="float">
            <text:p>0.011278</text:p>
          </table:table-cell>
          <table:table-cell office:value-type="float" office:value="0" calcext:value-type="float">
            <text:p>0</text:p>
          </table:table-cell>
          <table:table-cell office:value-type="float" office:value="132902" calcext:value-type="float">
            <text:p>132902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40</text:p>
          </table:table-cell>
          <table:table-cell office:value-type="float" office:value="0.121485" calcext:value-type="float">
            <text:p>0.121485</text:p>
          </table:table-cell>
          <table:table-cell office:value-type="float" office:value="0.02372" calcext:value-type="float">
            <text:p>0.02372</text:p>
          </table:table-cell>
          <table:table-cell office:value-type="float" office:value="0" calcext:value-type="float">
            <text:p>0</text:p>
          </table:table-cell>
          <table:table-cell office:value-type="float" office:value="159010" calcext:value-type="float">
            <text:p>159010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41</text:p>
          </table:table-cell>
          <table:table-cell office:value-type="float" office:value="0.184227" calcext:value-type="float">
            <text:p>0.184227</text:p>
          </table:table-cell>
          <table:table-cell office:value-type="float" office:value="0.026262" calcext:value-type="float">
            <text:p>0.026262</text:p>
          </table:table-cell>
          <table:table-cell office:value-type="float" office:value="0" calcext:value-type="float">
            <text:p>0</text:p>
          </table:table-cell>
          <table:table-cell office:value-type="float" office:value="151444" calcext:value-type="float">
            <text:p>151444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42</text:p>
          </table:table-cell>
          <table:table-cell office:value-type="float" office:value="0.222819" calcext:value-type="float">
            <text:p>0.222819</text:p>
          </table:table-cell>
          <table:table-cell office:value-type="float" office:value="0.031053" calcext:value-type="float">
            <text:p>0.031053</text:p>
          </table:table-cell>
          <table:table-cell office:value-type="float" office:value="0" calcext:value-type="float">
            <text:p>0</text:p>
          </table:table-cell>
          <table:table-cell office:value-type="float" office:value="138878" calcext:value-type="float">
            <text:p>13887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4:43</text:p>
          </table:table-cell>
          <table:table-cell office:value-type="float" office:value="0.328515" calcext:value-type="float">
            <text:p>0.328515</text:p>
          </table:table-cell>
          <table:table-cell office:value-type="float" office:value="0.033279" calcext:value-type="float">
            <text:p>0.033279</text:p>
          </table:table-cell>
          <table:table-cell office:value-type="float" office:value="0" calcext:value-type="float">
            <text:p>0</text:p>
          </table:table-cell>
          <table:table-cell office:value-type="float" office:value="147996" calcext:value-type="float">
            <text:p>14799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4:44</text:p>
          </table:table-cell>
          <table:table-cell office:value-type="float" office:value="0.507204" calcext:value-type="float">
            <text:p>0.507204</text:p>
          </table:table-cell>
          <table:table-cell office:value-type="float" office:value="0.024784" calcext:value-type="float">
            <text:p>0.024784</text:p>
          </table:table-cell>
          <table:table-cell office:value-type="float" office:value="0" calcext:value-type="float">
            <text:p>0</text:p>
          </table:table-cell>
          <table:table-cell office:value-type="float" office:value="153093" calcext:value-type="float">
            <text:p>153093</text:p>
          </table:table-cell>
          <table:table-cell office:value-type="float" office:value="576" calcext:value-type="float">
            <text:p>576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16</text:p>
          </table:table-cell>
          <table:table-cell office:value-type="float" office:value="0.194803" calcext:value-type="float">
            <text:p>0.194803</text:p>
          </table:table-cell>
          <table:table-cell office:value-type="float" office:value="0.099459" calcext:value-type="float">
            <text:p>0.099459</text:p>
          </table:table-cell>
          <table:table-cell office:value-type="float" office:value="0" calcext:value-type="float">
            <text:p>0</text:p>
          </table:table-cell>
          <table:table-cell office:value-type="float" office:value="158899" calcext:value-type="float">
            <text:p>15889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6:17</text:p>
          </table:table-cell>
          <table:table-cell office:value-type="float" office:value="0.336331" calcext:value-type="float">
            <text:p>0.336331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" calcext:value-type="float">
            <text:p>0</text:p>
          </table:table-cell>
          <table:table-cell office:value-type="float" office:value="138127" calcext:value-type="float">
            <text:p>138127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18</text:p>
          </table:table-cell>
          <table:table-cell office:value-type="float" office:value="0.585158" calcext:value-type="float">
            <text:p>0.585158</text:p>
          </table:table-cell>
          <table:table-cell office:value-type="float" office:value="0.243452" calcext:value-type="float">
            <text:p>0.243452</text:p>
          </table:table-cell>
          <table:table-cell office:value-type="float" office:value="0" calcext:value-type="float">
            <text:p>0</text:p>
          </table:table-cell>
          <table:table-cell office:value-type="float" office:value="147220" calcext:value-type="float">
            <text:p>1472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6:19</text:p>
          </table:table-cell>
          <table:table-cell office:value-type="float" office:value="0.877571" calcext:value-type="float">
            <text:p>0.877571</text:p>
          </table:table-cell>
          <table:table-cell office:value-type="float" office:value="0.291968" calcext:value-type="float">
            <text:p>0.291968</text:p>
          </table:table-cell>
          <table:table-cell office:value-type="float" office:value="0" calcext:value-type="float">
            <text:p>0</text:p>
          </table:table-cell>
          <table:table-cell office:value-type="float" office:value="165049" calcext:value-type="float">
            <text:p>165049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20</text:p>
          </table:table-cell>
          <table:table-cell office:value-type="float" office:value="0.733267" calcext:value-type="float">
            <text:p>0.733267</text:p>
          </table:table-cell>
          <table:table-cell office:value-type="float" office:value="0.161626" calcext:value-type="float">
            <text:p>0.161626</text:p>
          </table:table-cell>
          <table:table-cell office:value-type="float" office:value="0" calcext:value-type="float">
            <text:p>0</text:p>
          </table:table-cell>
          <table:table-cell office:value-type="float" office:value="167354" calcext:value-type="float">
            <text:p>167354</text:p>
          </table:table-cell>
          <table:table-cell office:value-type="float" office:value="892" calcext:value-type="float">
            <text:p>892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21</text:p>
          </table:table-cell>
          <table:table-cell office:value-type="float" office:value="0.843426" calcext:value-type="float">
            <text:p>0.843426</text:p>
          </table:table-cell>
          <table:table-cell office:value-type="float" office:value="0.285633" calcext:value-type="float">
            <text:p>0.285633</text:p>
          </table:table-cell>
          <table:table-cell office:value-type="float" office:value="0" calcext:value-type="float">
            <text:p>0</text:p>
          </table:table-cell>
          <table:table-cell office:value-type="float" office:value="131752" calcext:value-type="float">
            <text:p>131752</text:p>
          </table:table-cell>
          <table:table-cell office:value-type="float" office:value="949" calcext:value-type="float">
            <text:p>949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22</text:p>
          </table:table-cell>
          <table:table-cell office:value-type="float" office:value="1.100654" calcext:value-type="float">
            <text:p>1.100654</text:p>
          </table:table-cell>
          <table:table-cell office:value-type="float" office:value="0.192425" calcext:value-type="float">
            <text:p>0.192425</text:p>
          </table:table-cell>
          <table:table-cell office:value-type="float" office:value="0" calcext:value-type="float">
            <text:p>0</text:p>
          </table:table-cell>
          <table:table-cell office:value-type="float" office:value="137690" calcext:value-type="float">
            <text:p>137690</text:p>
          </table:table-cell>
          <table:table-cell office:value-type="float" office:value="860" calcext:value-type="float">
            <text:p>860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23</text:p>
          </table:table-cell>
          <table:table-cell office:value-type="float" office:value="0.777872" calcext:value-type="float">
            <text:p>0.777872</text:p>
          </table:table-cell>
          <table:table-cell office:value-type="float" office:value="0.112288" calcext:value-type="float">
            <text:p>0.112288</text:p>
          </table:table-cell>
          <table:table-cell office:value-type="float" office:value="0" calcext:value-type="float">
            <text:p>0</text:p>
          </table:table-cell>
          <table:table-cell office:value-type="float" office:value="166932" calcext:value-type="float">
            <text:p>16693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6:24</text:p>
          </table:table-cell>
          <table:table-cell office:value-type="float" office:value="0.858771" calcext:value-type="float">
            <text:p>0.858771</text:p>
          </table:table-cell>
          <table:table-cell office:value-type="float" office:value="0.115558" calcext:value-type="float">
            <text:p>0.115558</text:p>
          </table:table-cell>
          <table:table-cell office:value-type="float" office:value="0" calcext:value-type="float">
            <text:p>0</text:p>
          </table:table-cell>
          <table:table-cell office:value-type="float" office:value="151945" calcext:value-type="float">
            <text:p>15194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25</text:p>
          </table:table-cell>
          <table:table-cell office:value-type="float" office:value="0.936033" calcext:value-type="float">
            <text:p>0.936033</text:p>
          </table:table-cell>
          <table:table-cell office:value-type="float" office:value="0.138678" calcext:value-type="float">
            <text:p>0.138678</text:p>
          </table:table-cell>
          <table:table-cell office:value-type="float" office:value="0" calcext:value-type="float">
            <text:p>0</text:p>
          </table:table-cell>
          <table:table-cell office:value-type="float" office:value="141245" calcext:value-type="float">
            <text:p>141245</text:p>
          </table:table-cell>
          <table:table-cell office:value-type="float" office:value="630" calcext:value-type="float">
            <text:p>630</text:p>
          </table:table-cell>
        </table:table-row>
        <table:table-row table:style-name="ro1" table:visibility="collapse">
          <table:table-cell office:value-type="string" calcext:value-type="string">
            <text:p>2017-10-30</text:p>
          </table:table-cell>
          <table:table-cell office:value-type="string" calcext:value-type="string">
            <text:p>15:46:26</text:p>
          </table:table-cell>
          <table:table-cell office:value-type="float" office:value="0.841423" calcext:value-type="float">
            <text:p>0.841423</text:p>
          </table:table-cell>
          <table:table-cell office:value-type="float" office:value="0.112926" calcext:value-type="float">
            <text:p>0.112926</text:p>
          </table:table-cell>
          <table:table-cell office:value-type="float" office:value="0" calcext:value-type="float">
            <text:p>0</text:p>
          </table:table-cell>
          <table:table-cell office:value-type="float" office:value="128573" calcext:value-type="float">
            <text:p>128573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6:27</text:p>
          </table:table-cell>
          <table:table-cell office:value-type="float" office:value="0.868511" calcext:value-type="float">
            <text:p>0.868511</text:p>
          </table:table-cell>
          <table:table-cell office:value-type="float" office:value="0.116129" calcext:value-type="float">
            <text:p>0.116129</text:p>
          </table:table-cell>
          <table:table-cell office:value-type="float" office:value="0" calcext:value-type="float">
            <text:p>0</text:p>
          </table:table-cell>
          <table:table-cell office:value-type="float" office:value="155045" calcext:value-type="float">
            <text:p>155045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string" calcext:value-type="string">
            <text:p>15:46:28</text:p>
          </table:table-cell>
          <table:table-cell office:value-type="float" office:value="1.012467" calcext:value-type="float">
            <text:p>1.012467</text:p>
          </table:table-cell>
          <table:table-cell office:value-type="float" office:value="0.161777" calcext:value-type="float">
            <text:p>0.161777</text:p>
          </table:table-cell>
          <table:table-cell office:value-type="float" office:value="0" calcext:value-type="float">
            <text:p>0</text:p>
          </table:table-cell>
          <table:table-cell office:value-type="float" office:value="143843" calcext:value-type="float">
            <text:p>143843</text:p>
          </table:table-cell>
          <table:table-cell office:value-type="float" office:value="1017" calcext:value-type="float">
            <text:p>1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00-00-00</text:date>, <text:time style:data-style-name="N2" text:time-value="13:43:36.947580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13:59:49.011809421</dc:date>
    <meta:editing-duration>PT22M31S</meta:editing-duration>
    <meta:editing-cycles>2</meta:editing-cycles>
    <meta:generator>LibreOffice/5.4.0.3$Linux_X86_64 LibreOffice_project/7556cbc6811c9d992f4064ab9287069087d7f62c</meta:generator>
    <meta:document-statistic meta:table-count="1" meta:cell-count="9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37cm" svg:y="0.315cm" chart:style-name="ch2">
          <text:p>Test 239, 100 to 1300 TPS by 100s</text:p>
        </chart:title>
        <chart:legend chart:legend-position="end" svg:x="14.001cm" svg:y="4.005cm" style:legend-expansion="high" chart:style-name="ch3"/>
        <chart:plot-area chart:style-name="ch4" table:cell-range-address="test239.B1:test239.D136" chart:data-source-has-labels="both" svg:x="0.32cm" svg:y="1.248cm" svg:width="13.361cm" svg:height="6.643cm">
          <chartooo:coordinate-region svg:x="1.323cm" svg:y="1.248cm" svg:width="12.358cm" svg:height="5.04cm"/>
          <chart:axis chart:dimension="x" chart:name="primary-x" chart:style-name="ch5" chartooo:axis-type="auto">
            <chartooo:date-scale/>
            <chart:title svg:x="5.858cm" svg:y="8.071cm" chart:style-name="ch6">
              <text:p>Wall-clock time</text:p>
            </chart:title>
            <chart:categories table:cell-range-address="test239.B2:test239.B1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239.C2:test239.C136" chart:label-cell-address="test239.C1:test239.C1" chart:class="chart:bar">
            <chart:data-point chart:repeated="112"/>
          </chart:series>
          <chart:series chart:style-name="ch10" chart:values-cell-range-address="test239.D2:test239.D136" chart:label-cell-address="test239.D1:test239.D1" chart:class="chart:bar">
            <chart:data-point chart:repeated="1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39.C1:test239.C1</svg:desc>
                </draw:g>
              </table:table-cell>
              <table:table-cell office:value-type="string">
                <text:p>xfertime</text:p>
                <draw:g>
                  <svg:desc>test239.D1:test23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16:48</text:p>
                <draw:g>
                  <svg:desc>test239.B2:test239.B136</svg:desc>
                </draw:g>
              </table:table-cell>
              <table:table-cell office:value-type="float" office:value="0.011292">
                <text:p>0.011292</text:p>
                <draw:g>
                  <svg:desc>test239.C2:test239.C136</svg:desc>
                </draw:g>
              </table:table-cell>
              <table:table-cell office:value-type="float" office:value="0.008572">
                <text:p>0.008572</text:p>
                <draw:g>
                  <svg:desc>test239.D2:test239.D136</svg:desc>
                </draw:g>
              </table:table-cell>
            </table:table-row>
            <table:table-row>
              <table:table-cell office:value-type="string">
                <text:p>15:16:49</text:p>
              </table:table-cell>
              <table:table-cell office:value-type="float" office:value="0.011175">
                <text:p>0.011175</text:p>
              </table:table-cell>
              <table:table-cell office:value-type="float" office:value="0.004715">
                <text:p>0.004715</text:p>
              </table:table-cell>
            </table:table-row>
            <table:table-row>
              <table:table-cell office:value-type="string">
                <text:p>15:16:50</text:p>
              </table:table-cell>
              <table:table-cell office:value-type="float" office:value="0.013366">
                <text:p>0.013366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string">
                <text:p>15:16:51</text:p>
              </table:table-cell>
              <table:table-cell office:value-type="float" office:value="0.012934">
                <text:p>0.012934</text:p>
              </table:table-cell>
              <table:table-cell office:value-type="float" office:value="0.005512">
                <text:p>0.005512</text:p>
              </table:table-cell>
            </table:table-row>
            <table:table-row>
              <table:table-cell office:value-type="string">
                <text:p>15:16:52</text:p>
              </table:table-cell>
              <table:table-cell office:value-type="float" office:value="0.01228">
                <text:p>0.01228</text:p>
              </table:table-cell>
              <table:table-cell office:value-type="float" office:value="0.005767">
                <text:p>0.005767</text:p>
              </table:table-cell>
            </table:table-row>
            <table:table-row>
              <table:table-cell office:value-type="string">
                <text:p>15:16:53</text:p>
              </table:table-cell>
              <table:table-cell office:value-type="float" office:value="0.013573">
                <text:p>0.013573</text:p>
              </table:table-cell>
              <table:table-cell office:value-type="float" office:value="0.005053">
                <text:p>0.005053</text:p>
              </table:table-cell>
            </table:table-row>
            <table:table-row>
              <table:table-cell office:value-type="string">
                <text:p>15:16:54</text:p>
              </table:table-cell>
              <table:table-cell office:value-type="float" office:value="0.015201">
                <text:p>0.015201</text:p>
              </table:table-cell>
              <table:table-cell office:value-type="float" office:value="0.006984">
                <text:p>0.006984</text:p>
              </table:table-cell>
            </table:table-row>
            <table:table-row>
              <table:table-cell office:value-type="string">
                <text:p>15:16:55</text:p>
              </table:table-cell>
              <table:table-cell office:value-type="float" office:value="0.013765">
                <text:p>0.013765</text:p>
              </table:table-cell>
              <table:table-cell office:value-type="float" office:value="0.005103">
                <text:p>0.005103</text:p>
              </table:table-cell>
            </table:table-row>
            <table:table-row>
              <table:table-cell office:value-type="string">
                <text:p>15:16:56</text:p>
              </table:table-cell>
              <table:table-cell office:value-type="float" office:value="0.013486">
                <text:p>0.013486</text:p>
              </table:table-cell>
              <table:table-cell office:value-type="float" office:value="0.005448">
                <text:p>0.005448</text:p>
              </table:table-cell>
            </table:table-row>
            <table:table-row>
              <table:table-cell office:value-type="string">
                <text:p>15:16:57</text:p>
              </table:table-cell>
              <table:table-cell office:value-type="float" office:value="0.009761">
                <text:p>0.009761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0.009828">
                <text:p>0.009828</text:p>
              </table:table-cell>
              <table:table-cell office:value-type="float" office:value="0.007369">
                <text:p>0.007369</text:p>
              </table:table-cell>
            </table:table-row>
            <table:table-row>
              <table:table-cell office:value-type="string">
                <text:p>15:19:29</text:p>
              </table:table-cell>
              <table:table-cell office:value-type="float" office:value="0.004839">
                <text:p>0.004839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15:19:30</text:p>
              </table:table-cell>
              <table:table-cell office:value-type="float" office:value="0.00453">
                <text:p>0.00453</text:p>
              </table:table-cell>
              <table:table-cell office:value-type="float" office:value="0.006796">
                <text:p>0.006796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0.004007">
                <text:p>0.004007</text:p>
              </table:table-cell>
              <table:table-cell office:value-type="float" office:value="0.005685">
                <text:p>0.005685</text:p>
              </table:table-cell>
            </table:table-row>
            <table:table-row>
              <table:table-cell office:value-type="string">
                <text:p>15:19:32</text:p>
              </table:table-cell>
              <table:table-cell office:value-type="float" office:value="0.004452">
                <text:p>0.004452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5:19:33</text:p>
              </table:table-cell>
              <table:table-cell office:value-type="float" office:value="0.004209">
                <text:p>0.004209</text:p>
              </table:table-cell>
              <table:table-cell office:value-type="float" office:value="0.004467">
                <text:p>0.004467</text:p>
              </table:table-cell>
            </table:table-row>
            <table:table-row>
              <table:table-cell office:value-type="string">
                <text:p>15:19:34</text:p>
              </table:table-cell>
              <table:table-cell office:value-type="float" office:value="0.008839">
                <text:p>0.008839</text:p>
              </table:table-cell>
              <table:table-cell office:value-type="float" office:value="0.006721">
                <text:p>0.006721</text:p>
              </table:table-cell>
            </table:table-row>
            <table:table-row>
              <table:table-cell office:value-type="string">
                <text:p>15:19:35</text:p>
              </table:table-cell>
              <table:table-cell office:value-type="float" office:value="0.020049">
                <text:p>0.020049</text:p>
              </table:table-cell>
              <table:table-cell office:value-type="float" office:value="0.006579">
                <text:p>0.006579</text:p>
              </table:table-cell>
            </table:table-row>
            <table:table-row>
              <table:table-cell office:value-type="string">
                <text:p>15:19:36</text:p>
              </table:table-cell>
              <table:table-cell office:value-type="float" office:value="0.037382">
                <text:p>0.037382</text:p>
              </table:table-cell>
              <table:table-cell office:value-type="float" office:value="0.005719">
                <text:p>0.005719</text:p>
              </table:table-cell>
            </table:table-row>
            <table:table-row>
              <table:table-cell office:value-type="string">
                <text:p>15:19:37</text:p>
              </table:table-cell>
              <table:table-cell office:value-type="float" office:value="0.026984">
                <text:p>0.026984</text:p>
              </table:table-cell>
              <table:table-cell office:value-type="float" office:value="0.007119">
                <text:p>0.007119</text:p>
              </table:table-cell>
            </table:table-row>
            <table:table-row>
              <table:table-cell office:value-type="string">
                <text:p>15:19:38</text:p>
              </table:table-cell>
              <table:table-cell office:value-type="float" office:value="0.012775">
                <text:p>0.012775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string">
                <text:p>15:27:01</text:p>
              </table:table-cell>
              <table:table-cell office:value-type="float" office:value="0.004583">
                <text:p>0.004583</text:p>
              </table:table-cell>
              <table:table-cell office:value-type="float" office:value="0.006038">
                <text:p>0.006038</text:p>
              </table:table-cell>
            </table:table-row>
            <table:table-row>
              <table:table-cell office:value-type="string">
                <text:p>15:27:02</text:p>
              </table:table-cell>
              <table:table-cell office:value-type="float" office:value="0.004716">
                <text:p>0.004716</text:p>
              </table:table-cell>
              <table:table-cell office:value-type="float" office:value="0.00561">
                <text:p>0.00561</text:p>
              </table:table-cell>
            </table:table-row>
            <table:table-row>
              <table:table-cell office:value-type="string">
                <text:p>15:27:03</text:p>
              </table:table-cell>
              <table:table-cell office:value-type="float" office:value="0.004404">
                <text:p>0.004404</text:p>
              </table:table-cell>
              <table:table-cell office:value-type="float" office:value="0.005745">
                <text:p>0.005745</text:p>
              </table:table-cell>
            </table:table-row>
            <table:table-row>
              <table:table-cell office:value-type="string">
                <text:p>15:27:04</text:p>
              </table:table-cell>
              <table:table-cell office:value-type="float" office:value="0.005461">
                <text:p>0.005461</text:p>
              </table:table-cell>
              <table:table-cell office:value-type="float" office:value="0.00563">
                <text:p>0.00563</text:p>
              </table:table-cell>
            </table:table-row>
            <table:table-row>
              <table:table-cell office:value-type="string">
                <text:p>15:27:05</text:p>
              </table:table-cell>
              <table:table-cell office:value-type="float" office:value="0.004602">
                <text:p>0.004602</text:p>
              </table:table-cell>
              <table:table-cell office:value-type="float" office:value="0.00545">
                <text:p>0.00545</text:p>
              </table:table-cell>
            </table:table-row>
            <table:table-row>
              <table:table-cell office:value-type="string">
                <text:p>15:27:06</text:p>
              </table:table-cell>
              <table:table-cell office:value-type="float" office:value="0.004917">
                <text:p>0.004917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15:27:07</text:p>
              </table:table-cell>
              <table:table-cell office:value-type="float" office:value="0.013347">
                <text:p>0.013347</text:p>
              </table:table-cell>
              <table:table-cell office:value-type="float" office:value="0.006094">
                <text:p>0.006094</text:p>
              </table:table-cell>
            </table:table-row>
            <table:table-row>
              <table:table-cell office:value-type="string">
                <text:p>15:27:08</text:p>
              </table:table-cell>
              <table:table-cell office:value-type="float" office:value="0.019679">
                <text:p>0.019679</text:p>
              </table:table-cell>
              <table:table-cell office:value-type="float" office:value="0.006578">
                <text:p>0.006578</text:p>
              </table:table-cell>
            </table:table-row>
            <table:table-row>
              <table:table-cell office:value-type="string">
                <text:p>15:27:09</text:p>
              </table:table-cell>
              <table:table-cell office:value-type="float" office:value="0.041417">
                <text:p>0.041417</text:p>
              </table:table-cell>
              <table:table-cell office:value-type="float" office:value="0.006811">
                <text:p>0.006811</text:p>
              </table:table-cell>
            </table:table-row>
            <table:table-row>
              <table:table-cell office:value-type="string">
                <text:p>15:29:26</text:p>
              </table:table-cell>
              <table:table-cell office:value-type="float" office:value="0.00952">
                <text:p>0.00952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15:29:27</text:p>
              </table:table-cell>
              <table:table-cell office:value-type="float" office:value="0.0078">
                <text:p>0.0078</text:p>
              </table:table-cell>
              <table:table-cell office:value-type="float" office:value="0.005032">
                <text:p>0.005032</text:p>
              </table:table-cell>
            </table:table-row>
            <table:table-row>
              <table:table-cell office:value-type="string">
                <text:p>15:29:28</text:p>
              </table:table-cell>
              <table:table-cell office:value-type="float" office:value="0.007165">
                <text:p>0.007165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15:29:29</text:p>
              </table:table-cell>
              <table:table-cell office:value-type="float" office:value="0.007221">
                <text:p>0.007221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15:29:30</text:p>
              </table:table-cell>
              <table:table-cell office:value-type="float" office:value="0.007437">
                <text:p>0.007437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15:29:31</text:p>
              </table:table-cell>
              <table:table-cell office:value-type="float" office:value="0.006979">
                <text:p>0.006979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15:29:32</text:p>
              </table:table-cell>
              <table:table-cell office:value-type="float" office:value="0.008407">
                <text:p>0.008407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15:29:33</text:p>
              </table:table-cell>
              <table:table-cell office:value-type="float" office:value="0.039423">
                <text:p>0.039423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15:29:34</text:p>
              </table:table-cell>
              <table:table-cell office:value-type="float" office:value="0.037095">
                <text:p>0.037095</text:p>
              </table:table-cell>
              <table:table-cell office:value-type="float" office:value="0.009132">
                <text:p>0.009132</text:p>
              </table:table-cell>
            </table:table-row>
            <table:table-row>
              <table:table-cell office:value-type="string">
                <text:p>15:33:01</text:p>
              </table:table-cell>
              <table:table-cell office:value-type="float" office:value="0.007411">
                <text:p>0.007411</text:p>
              </table:table-cell>
              <table:table-cell office:value-type="float" office:value="0.006208">
                <text:p>0.006208</text:p>
              </table:table-cell>
            </table:table-row>
            <table:table-row>
              <table:table-cell office:value-type="string">
                <text:p>15:33:02</text:p>
              </table:table-cell>
              <table:table-cell office:value-type="float" office:value="0.005523">
                <text:p>0.005523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string">
                <text:p>15:33:03</text:p>
              </table:table-cell>
              <table:table-cell office:value-type="float" office:value="0.008603">
                <text:p>0.008603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15:33:04</text:p>
              </table:table-cell>
              <table:table-cell office:value-type="float" office:value="0.007051">
                <text:p>0.007051</text:p>
              </table:table-cell>
              <table:table-cell office:value-type="float" office:value="0.005476">
                <text:p>0.005476</text:p>
              </table:table-cell>
            </table:table-row>
            <table:table-row>
              <table:table-cell office:value-type="string">
                <text:p>15:33:05</text:p>
              </table:table-cell>
              <table:table-cell office:value-type="float" office:value="0.02796">
                <text:p>0.02796</text:p>
              </table:table-cell>
              <table:table-cell office:value-type="float" office:value="0.007849">
                <text:p>0.007849</text:p>
              </table:table-cell>
            </table:table-row>
            <table:table-row>
              <table:table-cell office:value-type="string">
                <text:p>15:33:06</text:p>
              </table:table-cell>
              <table:table-cell office:value-type="float" office:value="0.007353">
                <text:p>0.007353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15:33:07</text:p>
              </table:table-cell>
              <table:table-cell office:value-type="float" office:value="0.012944">
                <text:p>0.012944</text:p>
              </table:table-cell>
              <table:table-cell office:value-type="float" office:value="0.007017">
                <text:p>0.007017</text:p>
              </table:table-cell>
            </table:table-row>
            <table:table-row>
              <table:table-cell office:value-type="string">
                <text:p>15:33:08</text:p>
              </table:table-cell>
              <table:table-cell office:value-type="float" office:value="0.021596">
                <text:p>0.021596</text:p>
              </table:table-cell>
              <table:table-cell office:value-type="float" office:value="0.008466">
                <text:p>0.008466</text:p>
              </table:table-cell>
            </table:table-row>
            <table:table-row>
              <table:table-cell office:value-type="string">
                <text:p>15:33:09</text:p>
              </table:table-cell>
              <table:table-cell office:value-type="float" office:value="0.045007">
                <text:p>0.045007</text:p>
              </table:table-cell>
              <table:table-cell office:value-type="float" office:value="0.006377">
                <text:p>0.006377</text:p>
              </table:table-cell>
            </table:table-row>
            <table:table-row>
              <table:table-cell office:value-type="string">
                <text:p>15:35:25</text:p>
              </table:table-cell>
              <table:table-cell office:value-type="float" office:value="0.009724">
                <text:p>0.009724</text:p>
              </table:table-cell>
              <table:table-cell office:value-type="float" office:value="0.006065">
                <text:p>0.006065</text:p>
              </table:table-cell>
            </table:table-row>
            <table:table-row>
              <table:table-cell office:value-type="string">
                <text:p>15:35:26</text:p>
              </table:table-cell>
              <table:table-cell office:value-type="float" office:value="0.008059">
                <text:p>0.008059</text:p>
              </table:table-cell>
              <table:table-cell office:value-type="float" office:value="0.005217">
                <text:p>0.005217</text:p>
              </table:table-cell>
            </table:table-row>
            <table:table-row>
              <table:table-cell office:value-type="string">
                <text:p>15:35:27</text:p>
              </table:table-cell>
              <table:table-cell office:value-type="float" office:value="0.052752">
                <text:p>0.052752</text:p>
              </table:table-cell>
              <table:table-cell office:value-type="float" office:value="0.014583">
                <text:p>0.014583</text:p>
              </table:table-cell>
            </table:table-row>
            <table:table-row>
              <table:table-cell office:value-type="string">
                <text:p>15:35:28</text:p>
              </table:table-cell>
              <table:table-cell office:value-type="float" office:value="0.026846">
                <text:p>0.026846</text:p>
              </table:table-cell>
              <table:table-cell office:value-type="float" office:value="0.007166">
                <text:p>0.007166</text:p>
              </table:table-cell>
            </table:table-row>
            <table:table-row>
              <table:table-cell office:value-type="string">
                <text:p>15:35:29</text:p>
              </table:table-cell>
              <table:table-cell office:value-type="float" office:value="0.010737">
                <text:p>0.010737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15:35:30</text:p>
              </table:table-cell>
              <table:table-cell office:value-type="float" office:value="0.018967">
                <text:p>0.018967</text:p>
              </table:table-cell>
              <table:table-cell office:value-type="float" office:value="0.009582">
                <text:p>0.009582</text:p>
              </table:table-cell>
            </table:table-row>
            <table:table-row>
              <table:table-cell office:value-type="string">
                <text:p>15:35:31</text:p>
              </table:table-cell>
              <table:table-cell office:value-type="float" office:value="0.050986">
                <text:p>0.050986</text:p>
              </table:table-cell>
              <table:table-cell office:value-type="float" office:value="0.009266">
                <text:p>0.009266</text:p>
              </table:table-cell>
            </table:table-row>
            <table:table-row>
              <table:table-cell office:value-type="string">
                <text:p>15:35:32</text:p>
              </table:table-cell>
              <table:table-cell office:value-type="float" office:value="0.013188">
                <text:p>0.013188</text:p>
              </table:table-cell>
              <table:table-cell office:value-type="float" office:value="0.00509">
                <text:p>0.00509</text:p>
              </table:table-cell>
            </table:table-row>
            <table:table-row>
              <table:table-cell office:value-type="string">
                <text:p>15:35:33</text:p>
              </table:table-cell>
              <table:table-cell office:value-type="float" office:value="0.066618">
                <text:p>0.066618</text:p>
              </table:table-cell>
              <table:table-cell office:value-type="float" office:value="0.008295">
                <text:p>0.008295</text:p>
              </table:table-cell>
            </table:table-row>
            <table:table-row>
              <table:table-cell office:value-type="string">
                <text:p>15:35:34</text:p>
              </table:table-cell>
              <table:table-cell office:value-type="float" office:value="0.04455">
                <text:p>0.04455</text:p>
              </table:table-cell>
              <table:table-cell office:value-type="float" office:value="0.005067">
                <text:p>0.005067</text:p>
              </table:table-cell>
            </table:table-row>
            <table:table-row>
              <table:table-cell office:value-type="string">
                <text:p>15:36:43</text:p>
              </table:table-cell>
              <table:table-cell office:value-type="float" office:value="0.022012">
                <text:p>0.022012</text:p>
              </table:table-cell>
              <table:table-cell office:value-type="float" office:value="0.007581">
                <text:p>0.007581</text:p>
              </table:table-cell>
            </table:table-row>
            <table:table-row>
              <table:table-cell office:value-type="string">
                <text:p>15:36:44</text:p>
              </table:table-cell>
              <table:table-cell office:value-type="float" office:value="0.010435">
                <text:p>0.010435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15:36:45</text:p>
              </table:table-cell>
              <table:table-cell office:value-type="float" office:value="0.015674">
                <text:p>0.015674</text:p>
              </table:table-cell>
              <table:table-cell office:value-type="float" office:value="0.006212">
                <text:p>0.006212</text:p>
              </table:table-cell>
            </table:table-row>
            <table:table-row>
              <table:table-cell office:value-type="string">
                <text:p>15:36:46</text:p>
              </table:table-cell>
              <table:table-cell office:value-type="float" office:value="0.014462">
                <text:p>0.014462</text:p>
              </table:table-cell>
              <table:table-cell office:value-type="float" office:value="0.006904">
                <text:p>0.006904</text:p>
              </table:table-cell>
            </table:table-row>
            <table:table-row>
              <table:table-cell office:value-type="string">
                <text:p>15:36:47</text:p>
              </table:table-cell>
              <table:table-cell office:value-type="float" office:value="0.016039">
                <text:p>0.016039</text:p>
              </table:table-cell>
              <table:table-cell office:value-type="float" office:value="0.005732">
                <text:p>0.005732</text:p>
              </table:table-cell>
            </table:table-row>
            <table:table-row>
              <table:table-cell office:value-type="string">
                <text:p>15:36:48</text:p>
              </table:table-cell>
              <table:table-cell office:value-type="float" office:value="0.018548">
                <text:p>0.018548</text:p>
              </table:table-cell>
              <table:table-cell office:value-type="float" office:value="0.008756">
                <text:p>0.008756</text:p>
              </table:table-cell>
            </table:table-row>
            <table:table-row>
              <table:table-cell office:value-type="string">
                <text:p>15:36:49</text:p>
              </table:table-cell>
              <table:table-cell office:value-type="float" office:value="0.038687">
                <text:p>0.038687</text:p>
              </table:table-cell>
              <table:table-cell office:value-type="float" office:value="0.009072">
                <text:p>0.009072</text:p>
              </table:table-cell>
            </table:table-row>
            <table:table-row>
              <table:table-cell office:value-type="string">
                <text:p>15:36:50</text:p>
              </table:table-cell>
              <table:table-cell office:value-type="float" office:value="0.022353">
                <text:p>0.022353</text:p>
              </table:table-cell>
              <table:table-cell office:value-type="float" office:value="0.006427">
                <text:p>0.006427</text:p>
              </table:table-cell>
            </table:table-row>
            <table:table-row>
              <table:table-cell office:value-type="string">
                <text:p>15:36:51</text:p>
              </table:table-cell>
              <table:table-cell office:value-type="float" office:value="0.016948">
                <text:p>0.016948</text:p>
              </table:table-cell>
              <table:table-cell office:value-type="float" office:value="0.004671">
                <text:p>0.004671</text:p>
              </table:table-cell>
            </table:table-row>
            <table:table-row>
              <table:table-cell office:value-type="string">
                <text:p>15:36:52</text:p>
              </table:table-cell>
              <table:table-cell office:value-type="float" office:value="0.135981">
                <text:p>0.135981</text:p>
              </table:table-cell>
              <table:table-cell office:value-type="float" office:value="0.015037">
                <text:p>0.015037</text:p>
              </table:table-cell>
            </table:table-row>
            <table:table-row>
              <table:table-cell office:value-type="string">
                <text:p>15:39:28</text:p>
              </table:table-cell>
              <table:table-cell office:value-type="float" office:value="0.01861">
                <text:p>0.01861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15:39:29</text:p>
              </table:table-cell>
              <table:table-cell office:value-type="float" office:value="0.015857">
                <text:p>0.015857</text:p>
              </table:table-cell>
              <table:table-cell office:value-type="float" office:value="0.007003">
                <text:p>0.007003</text:p>
              </table:table-cell>
            </table:table-row>
            <table:table-row>
              <table:table-cell office:value-type="string">
                <text:p>15:39:30</text:p>
              </table:table-cell>
              <table:table-cell office:value-type="float" office:value="0.02434">
                <text:p>0.02434</text:p>
              </table:table-cell>
              <table:table-cell office:value-type="float" office:value="0.007443">
                <text:p>0.007443</text:p>
              </table:table-cell>
            </table:table-row>
            <table:table-row>
              <table:table-cell office:value-type="string">
                <text:p>15:39:31</text:p>
              </table:table-cell>
              <table:table-cell office:value-type="float" office:value="0.026517">
                <text:p>0.026517</text:p>
              </table:table-cell>
              <table:table-cell office:value-type="float" office:value="0.00763">
                <text:p>0.00763</text:p>
              </table:table-cell>
            </table:table-row>
            <table:table-row>
              <table:table-cell office:value-type="string">
                <text:p>15:39:32</text:p>
              </table:table-cell>
              <table:table-cell office:value-type="float" office:value="0.027093">
                <text:p>0.027093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15:39:33</text:p>
              </table:table-cell>
              <table:table-cell office:value-type="float" office:value="0.039978">
                <text:p>0.039978</text:p>
              </table:table-cell>
              <table:table-cell office:value-type="float" office:value="0.007211">
                <text:p>0.007211</text:p>
              </table:table-cell>
            </table:table-row>
            <table:table-row>
              <table:table-cell office:value-type="string">
                <text:p>15:39:34</text:p>
              </table:table-cell>
              <table:table-cell office:value-type="float" office:value="0.021155">
                <text:p>0.021155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15:39:35</text:p>
              </table:table-cell>
              <table:table-cell office:value-type="float" office:value="0.022854">
                <text:p>0.022854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15:39:36</text:p>
              </table:table-cell>
              <table:table-cell office:value-type="float" office:value="0.095526">
                <text:p>0.095526</text:p>
              </table:table-cell>
              <table:table-cell office:value-type="float" office:value="0.015715">
                <text:p>0.015715</text:p>
              </table:table-cell>
            </table:table-row>
            <table:table-row>
              <table:table-cell office:value-type="string">
                <text:p>15:40:32</text:p>
              </table:table-cell>
              <table:table-cell office:value-type="float" office:value="0.029195">
                <text:p>0.029195</text:p>
              </table:table-cell>
              <table:table-cell office:value-type="float" office:value="0.006979">
                <text:p>0.006979</text:p>
              </table:table-cell>
            </table:table-row>
            <table:table-row>
              <table:table-cell office:value-type="string">
                <text:p>15:40:33</text:p>
              </table:table-cell>
              <table:table-cell office:value-type="float" office:value="0.028925">
                <text:p>0.028925</text:p>
              </table:table-cell>
              <table:table-cell office:value-type="float" office:value="0.008604">
                <text:p>0.008604</text:p>
              </table:table-cell>
            </table:table-row>
            <table:table-row>
              <table:table-cell office:value-type="string">
                <text:p>15:40:34</text:p>
              </table:table-cell>
              <table:table-cell office:value-type="float" office:value="0.023181">
                <text:p>0.023181</text:p>
              </table:table-cell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>
                <text:p>15:40:35</text:p>
              </table:table-cell>
              <table:table-cell office:value-type="float" office:value="0.026476">
                <text:p>0.026476</text:p>
              </table:table-cell>
              <table:table-cell office:value-type="float" office:value="0.008706">
                <text:p>0.008706</text:p>
              </table:table-cell>
            </table:table-row>
            <table:table-row>
              <table:table-cell office:value-type="string">
                <text:p>15:40:36</text:p>
              </table:table-cell>
              <table:table-cell office:value-type="float" office:value="0.046025">
                <text:p>0.046025</text:p>
              </table:table-cell>
              <table:table-cell office:value-type="float" office:value="0.011166">
                <text:p>0.011166</text:p>
              </table:table-cell>
            </table:table-row>
            <table:table-row>
              <table:table-cell office:value-type="string">
                <text:p>15:40:37</text:p>
              </table:table-cell>
              <table:table-cell office:value-type="float" office:value="0.05379">
                <text:p>0.05379</text:p>
              </table:table-cell>
              <table:table-cell office:value-type="float" office:value="0.010342">
                <text:p>0.010342</text:p>
              </table:table-cell>
            </table:table-row>
            <table:table-row>
              <table:table-cell office:value-type="string">
                <text:p>15:40:38</text:p>
              </table:table-cell>
              <table:table-cell office:value-type="float" office:value="0.022091">
                <text:p>0.022091</text:p>
              </table:table-cell>
              <table:table-cell office:value-type="float" office:value="0.008369">
                <text:p>0.008369</text:p>
              </table:table-cell>
            </table:table-row>
            <table:table-row>
              <table:table-cell office:value-type="string">
                <text:p>15:40:39</text:p>
              </table:table-cell>
              <table:table-cell office:value-type="float" office:value="0.103426">
                <text:p>0.103426</text:p>
              </table:table-cell>
              <table:table-cell office:value-type="float" office:value="0.015633">
                <text:p>0.015633</text:p>
              </table:table-cell>
            </table:table-row>
            <table:table-row>
              <table:table-cell office:value-type="string">
                <text:p>15:40:40</text:p>
              </table:table-cell>
              <table:table-cell office:value-type="float" office:value="0.226139">
                <text:p>0.226139</text:p>
              </table:table-cell>
              <table:table-cell office:value-type="float" office:value="0.026272">
                <text:p>0.026272</text:p>
              </table:table-cell>
            </table:table-row>
            <table:table-row>
              <table:table-cell office:value-type="string">
                <text:p>15:40:41</text:p>
              </table:table-cell>
              <table:table-cell office:value-type="float" office:value="0.468167">
                <text:p>0.468167</text:p>
              </table:table-cell>
              <table:table-cell office:value-type="float" office:value="0.031086">
                <text:p>0.031086</text:p>
              </table:table-cell>
            </table:table-row>
            <table:table-row>
              <table:table-cell office:value-type="string">
                <text:p>15:42:07</text:p>
              </table:table-cell>
              <table:table-cell office:value-type="float" office:value="0.036171">
                <text:p>0.036171</text:p>
              </table:table-cell>
              <table:table-cell office:value-type="float" office:value="0.009134">
                <text:p>0.009134</text:p>
              </table:table-cell>
            </table:table-row>
            <table:table-row>
              <table:table-cell office:value-type="string">
                <text:p>15:42:08</text:p>
              </table:table-cell>
              <table:table-cell office:value-type="float" office:value="0.039745">
                <text:p>0.039745</text:p>
              </table:table-cell>
              <table:table-cell office:value-type="float" office:value="0.008669">
                <text:p>0.008669</text:p>
              </table:table-cell>
            </table:table-row>
            <table:table-row>
              <table:table-cell office:value-type="string">
                <text:p>15:42:09</text:p>
              </table:table-cell>
              <table:table-cell office:value-type="float" office:value="0.046309">
                <text:p>0.046309</text:p>
              </table:table-cell>
              <table:table-cell office:value-type="float" office:value="0.009929">
                <text:p>0.009929</text:p>
              </table:table-cell>
            </table:table-row>
            <table:table-row>
              <table:table-cell office:value-type="string">
                <text:p>15:42:10</text:p>
              </table:table-cell>
              <table:table-cell office:value-type="float" office:value="0.078192">
                <text:p>0.078192</text:p>
              </table:table-cell>
              <table:table-cell office:value-type="float" office:value="0.014269">
                <text:p>0.014269</text:p>
              </table:table-cell>
            </table:table-row>
            <table:table-row>
              <table:table-cell office:value-type="string">
                <text:p>15:42:11</text:p>
              </table:table-cell>
              <table:table-cell office:value-type="float" office:value="0.105502">
                <text:p>0.105502</text:p>
              </table:table-cell>
              <table:table-cell office:value-type="float" office:value="0.012536">
                <text:p>0.012536</text:p>
              </table:table-cell>
            </table:table-row>
            <table:table-row>
              <table:table-cell office:value-type="string">
                <text:p>15:42:12</text:p>
              </table:table-cell>
              <table:table-cell office:value-type="float" office:value="0.043619">
                <text:p>0.043619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string">
                <text:p>15:42:13</text:p>
              </table:table-cell>
              <table:table-cell office:value-type="float" office:value="0.064375">
                <text:p>0.064375</text:p>
              </table:table-cell>
              <table:table-cell office:value-type="float" office:value="0.010839">
                <text:p>0.010839</text:p>
              </table:table-cell>
            </table:table-row>
            <table:table-row>
              <table:table-cell office:value-type="string">
                <text:p>15:42:14</text:p>
              </table:table-cell>
              <table:table-cell office:value-type="float" office:value="0.1121">
                <text:p>0.1121</text:p>
              </table:table-cell>
              <table:table-cell office:value-type="float" office:value="0.016928">
                <text:p>0.016928</text:p>
              </table:table-cell>
            </table:table-row>
            <table:table-row>
              <table:table-cell office:value-type="string">
                <text:p>15:42:15</text:p>
              </table:table-cell>
              <table:table-cell office:value-type="float" office:value="0.260015">
                <text:p>0.260015</text:p>
              </table:table-cell>
              <table:table-cell office:value-type="float" office:value="0.025175">
                <text:p>0.025175</text:p>
              </table:table-cell>
            </table:table-row>
            <table:table-row>
              <table:table-cell office:value-type="string">
                <text:p>15:42:16</text:p>
              </table:table-cell>
              <table:table-cell office:value-type="float" office:value="0.448016">
                <text:p>0.448016</text:p>
              </table:table-cell>
              <table:table-cell office:value-type="float" office:value="0.014788">
                <text:p>0.014788</text:p>
              </table:table-cell>
            </table:table-row>
            <table:table-row>
              <table:table-cell office:value-type="string">
                <text:p>15:44:34</text:p>
              </table:table-cell>
              <table:table-cell office:value-type="float" office:value="0.230894">
                <text:p>0.230894</text:p>
              </table:table-cell>
              <table:table-cell office:value-type="float" office:value="0.127441">
                <text:p>0.127441</text:p>
              </table:table-cell>
            </table:table-row>
            <table:table-row>
              <table:table-cell office:value-type="string">
                <text:p>15:44:35</text:p>
              </table:table-cell>
              <table:table-cell office:value-type="float" office:value="0.271952">
                <text:p>0.271952</text:p>
              </table:table-cell>
              <table:table-cell office:value-type="float" office:value="0.037881">
                <text:p>0.037881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0.148867">
                <text:p>0.148867</text:p>
              </table:table-cell>
              <table:table-cell office:value-type="float" office:value="0.022131">
                <text:p>0.022131</text:p>
              </table:table-cell>
            </table:table-row>
            <table:table-row>
              <table:table-cell office:value-type="string">
                <text:p>15:44:37</text:p>
              </table:table-cell>
              <table:table-cell office:value-type="float" office:value="0.129542">
                <text:p>0.129542</text:p>
              </table:table-cell>
              <table:table-cell office:value-type="float" office:value="0.016978">
                <text:p>0.016978</text:p>
              </table:table-cell>
            </table:table-row>
            <table:table-row>
              <table:table-cell office:value-type="string">
                <text:p>15:44:38</text:p>
              </table:table-cell>
              <table:table-cell office:value-type="float" office:value="0.139931">
                <text:p>0.139931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string">
                <text:p>15:44:39</text:p>
              </table:table-cell>
              <table:table-cell office:value-type="float" office:value="0.076385">
                <text:p>0.076385</text:p>
              </table:table-cell>
              <table:table-cell office:value-type="float" office:value="0.011278">
                <text:p>0.011278</text:p>
              </table:table-cell>
            </table:table-row>
            <table:table-row>
              <table:table-cell office:value-type="string">
                <text:p>15:44:40</text:p>
              </table:table-cell>
              <table:table-cell office:value-type="float" office:value="0.121485">
                <text:p>0.121485</text:p>
              </table:table-cell>
              <table:table-cell office:value-type="float" office:value="0.02372">
                <text:p>0.02372</text:p>
              </table:table-cell>
            </table:table-row>
            <table:table-row>
              <table:table-cell office:value-type="string">
                <text:p>15:44:41</text:p>
              </table:table-cell>
              <table:table-cell office:value-type="float" office:value="0.184227">
                <text:p>0.184227</text:p>
              </table:table-cell>
              <table:table-cell office:value-type="float" office:value="0.026262">
                <text:p>0.026262</text:p>
              </table:table-cell>
            </table:table-row>
            <table:table-row>
              <table:table-cell office:value-type="string">
                <text:p>15:44:42</text:p>
              </table:table-cell>
              <table:table-cell office:value-type="float" office:value="0.222819">
                <text:p>0.222819</text:p>
              </table:table-cell>
              <table:table-cell office:value-type="float" office:value="0.031053">
                <text:p>0.031053</text:p>
              </table:table-cell>
            </table:table-row>
            <table:table-row>
              <table:table-cell office:value-type="string">
                <text:p>15:44:43</text:p>
              </table:table-cell>
              <table:table-cell office:value-type="float" office:value="0.328515">
                <text:p>0.328515</text:p>
              </table:table-cell>
              <table:table-cell office:value-type="float" office:value="0.033279">
                <text:p>0.033279</text:p>
              </table:table-cell>
            </table:table-row>
            <table:table-row>
              <table:table-cell office:value-type="string">
                <text:p>15:46:17</text:p>
              </table:table-cell>
              <table:table-cell office:value-type="float" office:value="0.336331">
                <text:p>0.336331</text:p>
              </table:table-cell>
              <table:table-cell office:value-type="float" office:value="0.168418">
                <text:p>0.168418</text:p>
              </table:table-cell>
            </table:table-row>
            <table:table-row>
              <table:table-cell office:value-type="string">
                <text:p>15:46:19</text:p>
              </table:table-cell>
              <table:table-cell office:value-type="float" office:value="0.877571">
                <text:p>0.877571</text:p>
              </table:table-cell>
              <table:table-cell office:value-type="float" office:value="0.291968">
                <text:p>0.291968</text:p>
              </table:table-cell>
            </table:table-row>
            <table:table-row>
              <table:table-cell office:value-type="string">
                <text:p>15:46:24</text:p>
              </table:table-cell>
              <table:table-cell office:value-type="float" office:value="0.858771">
                <text:p>0.858771</text:p>
              </table:table-cell>
              <table:table-cell office:value-type="float" office:value="0.115558">
                <text:p>0.115558</text:p>
              </table:table-cell>
            </table:table-row>
            <table:table-row>
              <table:table-cell office:value-type="string">
                <text:p>15:46:27</text:p>
              </table:table-cell>
              <table:table-cell office:value-type="float" office:value="0.868511">
                <text:p>0.868511</text:p>
              </table:table-cell>
              <table:table-cell office:value-type="float" office:value="0.116129">
                <text:p>0.116129</text:p>
              </table:table-cell>
            </table:table-row>
            <table:table-row>
              <table:table-cell office:value-type="string">
                <text:p>15:46:28</text:p>
              </table:table-cell>
              <table:table-cell office:value-type="float" office:value="1.012467">
                <text:p>1.012467</text:p>
              </table:table-cell>
              <table:table-cell office:value-type="float" office:value="0.161777">
                <text:p>0.161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5cm" chart:style-name="ch2">
          <text:p>test 239, 100 to 1300 by 100s</text:p>
        </chart:title>
        <chart:legend chart:legend-position="end" svg:x="13.366cm" svg:y="4.227cm" style:legend-expansion="high" chart:style-name="ch3"/>
        <chart:plot-area chart:style-name="ch4" table:cell-range-address="test239.B2:test239.B136 test239.G1:test239.G136" chart:data-source-has-labels="both" svg:x="0.32cm" svg:y="1.248cm" svg:width="12.726cm" svg:height="6.643cm">
          <chartooo:coordinate-region svg:x="1.326cm" svg:y="1.248cm" svg:width="11.72cm" svg:height="5.04cm"/>
          <chart:axis chart:dimension="x" chart:name="primary-x" chart:style-name="ch5" chartooo:axis-type="auto">
            <chartooo:date-scale/>
            <chart:title svg:x="5.541cm" svg:y="8.071cm" chart:style-name="ch6">
              <text:p>Wall-clock time</text:p>
            </chart:title>
            <chart:categories table:cell-range-address="test239.B2:test239.B1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239.G2:test239.G136" chart:label-cell-address="test239.G1:test239.G1" chart:class="chart:bar">
            <chart:data-point chart:repeated="1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39.G1:test23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16:48</text:p>
                <draw:g>
                  <svg:desc>test239.B2:test239.B136</svg:desc>
                </draw:g>
              </table:table-cell>
              <table:table-cell office:value-type="float" office:value="46">
                <text:p>46</text:p>
                <draw:g>
                  <svg:desc>test239.G2:test239.G136</svg:desc>
                </draw:g>
              </table:table-cell>
            </table:table-row>
            <table:table-row>
              <table:table-cell office:value-type="string">
                <text:p>15:16: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:19: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:19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19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27: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:27: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:27: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9: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9: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33:0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3:0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3:0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3: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3: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3:0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:33: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:33:0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3:0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5: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:35:2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5:35:2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5:35:2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:35:2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5:35:3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5:35:3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5:35:3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5:35:3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:35:3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:36:4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:36:4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36:4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36:4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:36:4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5:36:4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5:36:4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5:36:5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:36:5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5:36:5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39:2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5:39:2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39:3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5:39:3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5:39:3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5:39:3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5:39:3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5:39:3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5:39:3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5:40:3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40:3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40:3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40:3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:40: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40:3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40:3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40:3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40:4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5:40:4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5:42:0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5:42:0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5:42:0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5:42:10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5:42:1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:42:1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:42:1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42:1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:42:1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:42:16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5:44:3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5:44:3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5:44:3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5:44:3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5:44:39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15:44:40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5:44:4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5:44:4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5:44:4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5:46:1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5:46:19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5:46:2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5:46:2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5:46:28</text:p>
              </table:table-cell>
              <table:table-cell office:value-type="float" office:value="1017">
                <text:p>1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93cm" svg:y="0.315cm" chart:style-name="ch2">
          <text:p>test 239, 100 to 1300 by 100s</text:p>
        </chart:title>
        <chart:legend chart:legend-position="end" svg:x="14.398cm" svg:y="4.227cm" style:legend-expansion="high" chart:style-name="ch3"/>
        <chart:plot-area chart:style-name="ch4" table:cell-range-address="test239.B2:test239.B136 test239.F1:test239.F136" chart:data-source-has-labels="both" svg:x="0.32cm" svg:y="1.248cm" svg:width="13.758cm" svg:height="6.643cm">
          <chartooo:coordinate-region svg:x="1.682cm" svg:y="1.248cm" svg:width="12.396cm" svg:height="5.041cm"/>
          <chart:axis chart:dimension="x" chart:name="primary-x" chart:style-name="ch5" chartooo:axis-type="auto">
            <chartooo:date-scale/>
            <chart:title svg:x="6.057cm" svg:y="8.071cm" chart:style-name="ch6">
              <text:p>Wall-clock time</text:p>
            </chart:title>
            <chart:categories table:cell-range-address="test239.B2:test239.B1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239.F2:test239.F136" chart:label-cell-address="test239.F1:test239.F1" chart:class="chart:bar">
            <chart:data-point chart:repeated="1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39.F1:test239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16:48</text:p>
                <draw:g>
                  <svg:desc>test239.B2:test239.B136</svg:desc>
                </draw:g>
              </table:table-cell>
              <table:table-cell office:value-type="float" office:value="173193">
                <text:p>173193</text:p>
                <draw:g>
                  <svg:desc>test239.F2:test239.F136</svg:desc>
                </draw:g>
              </table:table-cell>
            </table:table-row>
            <table:table-row>
              <table:table-cell office:value-type="string">
                <text:p>15:16:49</text:p>
              </table:table-cell>
              <table:table-cell office:value-type="float" office:value="116520">
                <text:p>116520</text:p>
              </table:table-cell>
            </table:table-row>
            <table:table-row>
              <table:table-cell office:value-type="string">
                <text:p>15:16:50</text:p>
              </table:table-cell>
              <table:table-cell office:value-type="float" office:value="220298">
                <text:p>220298</text:p>
              </table:table-cell>
            </table:table-row>
            <table:table-row>
              <table:table-cell office:value-type="string">
                <text:p>15:16:51</text:p>
              </table:table-cell>
              <table:table-cell office:value-type="float" office:value="150112">
                <text:p>150112</text:p>
              </table:table-cell>
            </table:table-row>
            <table:table-row>
              <table:table-cell office:value-type="string">
                <text:p>15:16:52</text:p>
              </table:table-cell>
              <table:table-cell office:value-type="float" office:value="149700">
                <text:p>149700</text:p>
              </table:table-cell>
            </table:table-row>
            <table:table-row>
              <table:table-cell office:value-type="string">
                <text:p>15:16:53</text:p>
              </table:table-cell>
              <table:table-cell office:value-type="float" office:value="134099">
                <text:p>134099</text:p>
              </table:table-cell>
            </table:table-row>
            <table:table-row>
              <table:table-cell office:value-type="string">
                <text:p>15:16:54</text:p>
              </table:table-cell>
              <table:table-cell office:value-type="float" office:value="157818">
                <text:p>157818</text:p>
              </table:table-cell>
            </table:table-row>
            <table:table-row>
              <table:table-cell office:value-type="string">
                <text:p>15:16:55</text:p>
              </table:table-cell>
              <table:table-cell office:value-type="float" office:value="115952">
                <text:p>115952</text:p>
              </table:table-cell>
            </table:table-row>
            <table:table-row>
              <table:table-cell office:value-type="string">
                <text:p>15:16:56</text:p>
              </table:table-cell>
              <table:table-cell office:value-type="float" office:value="140497">
                <text:p>140497</text:p>
              </table:table-cell>
            </table:table-row>
            <table:table-row>
              <table:table-cell office:value-type="string">
                <text:p>15:16:57</text:p>
              </table:table-cell>
              <table:table-cell office:value-type="float" office:value="86753">
                <text:p>86753</text:p>
              </table:table-cell>
            </table:table-row>
            <table:table-row>
              <table:table-cell office:value-type="string">
                <text:p>15:16:58</text:p>
              </table:table-cell>
              <table:table-cell office:value-type="float" office:value="181214">
                <text:p>181214</text:p>
              </table:table-cell>
            </table:table-row>
            <table:table-row>
              <table:table-cell office:value-type="string">
                <text:p>15:19:29</text:p>
              </table:table-cell>
              <table:table-cell office:value-type="float" office:value="141511">
                <text:p>141511</text:p>
              </table:table-cell>
            </table:table-row>
            <table:table-row>
              <table:table-cell office:value-type="string">
                <text:p>15:19:30</text:p>
              </table:table-cell>
              <table:table-cell office:value-type="float" office:value="183691">
                <text:p>183691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143320">
                <text:p>143320</text:p>
              </table:table-cell>
            </table:table-row>
            <table:table-row>
              <table:table-cell office:value-type="string">
                <text:p>15:19:32</text:p>
              </table:table-cell>
              <table:table-cell office:value-type="float" office:value="133524">
                <text:p>133524</text:p>
              </table:table-cell>
            </table:table-row>
            <table:table-row>
              <table:table-cell office:value-type="string">
                <text:p>15:19:33</text:p>
              </table:table-cell>
              <table:table-cell office:value-type="float" office:value="112811">
                <text:p>112811</text:p>
              </table:table-cell>
            </table:table-row>
            <table:table-row>
              <table:table-cell office:value-type="string">
                <text:p>15:19:34</text:p>
              </table:table-cell>
              <table:table-cell office:value-type="float" office:value="156607">
                <text:p>156607</text:p>
              </table:table-cell>
            </table:table-row>
            <table:table-row>
              <table:table-cell office:value-type="string">
                <text:p>15:19:35</text:p>
              </table:table-cell>
              <table:table-cell office:value-type="float" office:value="153705">
                <text:p>153705</text:p>
              </table:table-cell>
            </table:table-row>
            <table:table-row>
              <table:table-cell office:value-type="string">
                <text:p>15:19:36</text:p>
              </table:table-cell>
              <table:table-cell office:value-type="float" office:value="134402">
                <text:p>134402</text:p>
              </table:table-cell>
            </table:table-row>
            <table:table-row>
              <table:table-cell office:value-type="string">
                <text:p>15:19:37</text:p>
              </table:table-cell>
              <table:table-cell office:value-type="float" office:value="165117">
                <text:p>165117</text:p>
              </table:table-cell>
            </table:table-row>
            <table:table-row>
              <table:table-cell office:value-type="string">
                <text:p>15:19:38</text:p>
              </table:table-cell>
              <table:table-cell office:value-type="float" office:value="131160">
                <text:p>131160</text:p>
              </table:table-cell>
            </table:table-row>
            <table:table-row>
              <table:table-cell office:value-type="string">
                <text:p>15:27:01</text:p>
              </table:table-cell>
              <table:table-cell office:value-type="float" office:value="167704">
                <text:p>167704</text:p>
              </table:table-cell>
            </table:table-row>
            <table:table-row>
              <table:table-cell office:value-type="string">
                <text:p>15:27:02</text:p>
              </table:table-cell>
              <table:table-cell office:value-type="float" office:value="139216">
                <text:p>139216</text:p>
              </table:table-cell>
            </table:table-row>
            <table:table-row>
              <table:table-cell office:value-type="string">
                <text:p>15:27:03</text:p>
              </table:table-cell>
              <table:table-cell office:value-type="float" office:value="138462">
                <text:p>138462</text:p>
              </table:table-cell>
            </table:table-row>
            <table:table-row>
              <table:table-cell office:value-type="string">
                <text:p>15:27:04</text:p>
              </table:table-cell>
              <table:table-cell office:value-type="float" office:value="143492">
                <text:p>143492</text:p>
              </table:table-cell>
            </table:table-row>
            <table:table-row>
              <table:table-cell office:value-type="string">
                <text:p>15:27:05</text:p>
              </table:table-cell>
              <table:table-cell office:value-type="float" office:value="133505">
                <text:p>133505</text:p>
              </table:table-cell>
            </table:table-row>
            <table:table-row>
              <table:table-cell office:value-type="string">
                <text:p>15:27:06</text:p>
              </table:table-cell>
              <table:table-cell office:value-type="float" office:value="153944">
                <text:p>153944</text:p>
              </table:table-cell>
            </table:table-row>
            <table:table-row>
              <table:table-cell office:value-type="string">
                <text:p>15:27:07</text:p>
              </table:table-cell>
              <table:table-cell office:value-type="float" office:value="147253">
                <text:p>147253</text:p>
              </table:table-cell>
            </table:table-row>
            <table:table-row>
              <table:table-cell office:value-type="string">
                <text:p>15:27:08</text:p>
              </table:table-cell>
              <table:table-cell office:value-type="float" office:value="155088">
                <text:p>155088</text:p>
              </table:table-cell>
            </table:table-row>
            <table:table-row>
              <table:table-cell office:value-type="string">
                <text:p>15:27:09</text:p>
              </table:table-cell>
              <table:table-cell office:value-type="float" office:value="159039">
                <text:p>159039</text:p>
              </table:table-cell>
            </table:table-row>
            <table:table-row>
              <table:table-cell office:value-type="string">
                <text:p>15:29:26</text:p>
              </table:table-cell>
              <table:table-cell office:value-type="float" office:value="154112">
                <text:p>154112</text:p>
              </table:table-cell>
            </table:table-row>
            <table:table-row>
              <table:table-cell office:value-type="string">
                <text:p>15:29:27</text:p>
              </table:table-cell>
              <table:table-cell office:value-type="float" office:value="132566">
                <text:p>132566</text:p>
              </table:table-cell>
            </table:table-row>
            <table:table-row>
              <table:table-cell office:value-type="string">
                <text:p>15:29:28</text:p>
              </table:table-cell>
              <table:table-cell office:value-type="float" office:value="145997">
                <text:p>145997</text:p>
              </table:table-cell>
            </table:table-row>
            <table:table-row>
              <table:table-cell office:value-type="string">
                <text:p>15:29:29</text:p>
              </table:table-cell>
              <table:table-cell office:value-type="float" office:value="146627">
                <text:p>146627</text:p>
              </table:table-cell>
            </table:table-row>
            <table:table-row>
              <table:table-cell office:value-type="string">
                <text:p>15:29:30</text:p>
              </table:table-cell>
              <table:table-cell office:value-type="float" office:value="141006">
                <text:p>141006</text:p>
              </table:table-cell>
            </table:table-row>
            <table:table-row>
              <table:table-cell office:value-type="string">
                <text:p>15:29:31</text:p>
              </table:table-cell>
              <table:table-cell office:value-type="float" office:value="148454">
                <text:p>148454</text:p>
              </table:table-cell>
            </table:table-row>
            <table:table-row>
              <table:table-cell office:value-type="string">
                <text:p>15:29:32</text:p>
              </table:table-cell>
              <table:table-cell office:value-type="float" office:value="170410">
                <text:p>170410</text:p>
              </table:table-cell>
            </table:table-row>
            <table:table-row>
              <table:table-cell office:value-type="string">
                <text:p>15:29:33</text:p>
              </table:table-cell>
              <table:table-cell office:value-type="float" office:value="138209">
                <text:p>138209</text:p>
              </table:table-cell>
            </table:table-row>
            <table:table-row>
              <table:table-cell office:value-type="string">
                <text:p>15:29:34</text:p>
              </table:table-cell>
              <table:table-cell office:value-type="float" office:value="191500">
                <text:p>191500</text:p>
              </table:table-cell>
            </table:table-row>
            <table:table-row>
              <table:table-cell office:value-type="string">
                <text:p>15:33:01</text:p>
              </table:table-cell>
              <table:table-cell office:value-type="float" office:value="160479">
                <text:p>160479</text:p>
              </table:table-cell>
            </table:table-row>
            <table:table-row>
              <table:table-cell office:value-type="string">
                <text:p>15:33:02</text:p>
              </table:table-cell>
              <table:table-cell office:value-type="float" office:value="134268">
                <text:p>134268</text:p>
              </table:table-cell>
            </table:table-row>
            <table:table-row>
              <table:table-cell office:value-type="string">
                <text:p>15:33:03</text:p>
              </table:table-cell>
              <table:table-cell office:value-type="float" office:value="145556">
                <text:p>145556</text:p>
              </table:table-cell>
            </table:table-row>
            <table:table-row>
              <table:table-cell office:value-type="string">
                <text:p>15:33:04</text:p>
              </table:table-cell>
              <table:table-cell office:value-type="float" office:value="134716">
                <text:p>134716</text:p>
              </table:table-cell>
            </table:table-row>
            <table:table-row>
              <table:table-cell office:value-type="string">
                <text:p>15:33:05</text:p>
              </table:table-cell>
              <table:table-cell office:value-type="float" office:value="158155">
                <text:p>158155</text:p>
              </table:table-cell>
            </table:table-row>
            <table:table-row>
              <table:table-cell office:value-type="string">
                <text:p>15:33:06</text:p>
              </table:table-cell>
              <table:table-cell office:value-type="float" office:value="160757">
                <text:p>160757</text:p>
              </table:table-cell>
            </table:table-row>
            <table:table-row>
              <table:table-cell office:value-type="string">
                <text:p>15:33:07</text:p>
              </table:table-cell>
              <table:table-cell office:value-type="float" office:value="169989">
                <text:p>169989</text:p>
              </table:table-cell>
            </table:table-row>
            <table:table-row>
              <table:table-cell office:value-type="string">
                <text:p>15:33:08</text:p>
              </table:table-cell>
              <table:table-cell office:value-type="float" office:value="183403">
                <text:p>183403</text:p>
              </table:table-cell>
            </table:table-row>
            <table:table-row>
              <table:table-cell office:value-type="string">
                <text:p>15:33:09</text:p>
              </table:table-cell>
              <table:table-cell office:value-type="float" office:value="132328">
                <text:p>132328</text:p>
              </table:table-cell>
            </table:table-row>
            <table:table-row>
              <table:table-cell office:value-type="string">
                <text:p>15:35:25</text:p>
              </table:table-cell>
              <table:table-cell office:value-type="float" office:value="152415">
                <text:p>152415</text:p>
              </table:table-cell>
            </table:table-row>
            <table:table-row>
              <table:table-cell office:value-type="string">
                <text:p>15:35:26</text:p>
              </table:table-cell>
              <table:table-cell office:value-type="float" office:value="141870">
                <text:p>141870</text:p>
              </table:table-cell>
            </table:table-row>
            <table:table-row>
              <table:table-cell office:value-type="string">
                <text:p>15:35:27</text:p>
              </table:table-cell>
              <table:table-cell office:value-type="float" office:value="141952">
                <text:p>141952</text:p>
              </table:table-cell>
            </table:table-row>
            <table:table-row>
              <table:table-cell office:value-type="string">
                <text:p>15:35:28</text:p>
              </table:table-cell>
              <table:table-cell office:value-type="float" office:value="152278">
                <text:p>152278</text:p>
              </table:table-cell>
            </table:table-row>
            <table:table-row>
              <table:table-cell office:value-type="string">
                <text:p>15:35:29</text:p>
              </table:table-cell>
              <table:table-cell office:value-type="float" office:value="151880">
                <text:p>151880</text:p>
              </table:table-cell>
            </table:table-row>
            <table:table-row>
              <table:table-cell office:value-type="string">
                <text:p>15:35:30</text:p>
              </table:table-cell>
              <table:table-cell office:value-type="float" office:value="168240">
                <text:p>168240</text:p>
              </table:table-cell>
            </table:table-row>
            <table:table-row>
              <table:table-cell office:value-type="string">
                <text:p>15:35:31</text:p>
              </table:table-cell>
              <table:table-cell office:value-type="float" office:value="174179">
                <text:p>174179</text:p>
              </table:table-cell>
            </table:table-row>
            <table:table-row>
              <table:table-cell office:value-type="string">
                <text:p>15:35:32</text:p>
              </table:table-cell>
              <table:table-cell office:value-type="float" office:value="132825">
                <text:p>132825</text:p>
              </table:table-cell>
            </table:table-row>
            <table:table-row>
              <table:table-cell office:value-type="string">
                <text:p>15:35:33</text:p>
              </table:table-cell>
              <table:table-cell office:value-type="float" office:value="142753">
                <text:p>142753</text:p>
              </table:table-cell>
            </table:table-row>
            <table:table-row>
              <table:table-cell office:value-type="string">
                <text:p>15:35:34</text:p>
              </table:table-cell>
              <table:table-cell office:value-type="float" office:value="117903">
                <text:p>117903</text:p>
              </table:table-cell>
            </table:table-row>
            <table:table-row>
              <table:table-cell office:value-type="string">
                <text:p>15:36:43</text:p>
              </table:table-cell>
              <table:table-cell office:value-type="float" office:value="159139">
                <text:p>159139</text:p>
              </table:table-cell>
            </table:table-row>
            <table:table-row>
              <table:table-cell office:value-type="string">
                <text:p>15:36:44</text:p>
              </table:table-cell>
              <table:table-cell office:value-type="float" office:value="136950">
                <text:p>136950</text:p>
              </table:table-cell>
            </table:table-row>
            <table:table-row>
              <table:table-cell office:value-type="string">
                <text:p>15:36:45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:36:46</text:p>
              </table:table-cell>
              <table:table-cell office:value-type="float" office:value="151631">
                <text:p>151631</text:p>
              </table:table-cell>
            </table:table-row>
            <table:table-row>
              <table:table-cell office:value-type="string">
                <text:p>15:36:47</text:p>
              </table:table-cell>
              <table:table-cell office:value-type="float" office:value="147117">
                <text:p>147117</text:p>
              </table:table-cell>
            </table:table-row>
            <table:table-row>
              <table:table-cell office:value-type="string">
                <text:p>15:36:48</text:p>
              </table:table-cell>
              <table:table-cell office:value-type="float" office:value="176413">
                <text:p>176413</text:p>
              </table:table-cell>
            </table:table-row>
            <table:table-row>
              <table:table-cell office:value-type="string">
                <text:p>15:36:49</text:p>
              </table:table-cell>
              <table:table-cell office:value-type="float" office:value="157858">
                <text:p>157858</text:p>
              </table:table-cell>
            </table:table-row>
            <table:table-row>
              <table:table-cell office:value-type="string">
                <text:p>15:36:50</text:p>
              </table:table-cell>
              <table:table-cell office:value-type="float" office:value="143486">
                <text:p>143486</text:p>
              </table:table-cell>
            </table:table-row>
            <table:table-row>
              <table:table-cell office:value-type="string">
                <text:p>15:36:51</text:p>
              </table:table-cell>
              <table:table-cell office:value-type="float" office:value="120892">
                <text:p>120892</text:p>
              </table:table-cell>
            </table:table-row>
            <table:table-row>
              <table:table-cell office:value-type="string">
                <text:p>15:36:52</text:p>
              </table:table-cell>
              <table:table-cell office:value-type="float" office:value="179063">
                <text:p>179063</text:p>
              </table:table-cell>
            </table:table-row>
            <table:table-row>
              <table:table-cell office:value-type="string">
                <text:p>15:39:28</text:p>
              </table:table-cell>
              <table:table-cell office:value-type="float" office:value="146148">
                <text:p>146148</text:p>
              </table:table-cell>
            </table:table-row>
            <table:table-row>
              <table:table-cell office:value-type="string">
                <text:p>15:39:29</text:p>
              </table:table-cell>
              <table:table-cell office:value-type="float" office:value="145588">
                <text:p>145588</text:p>
              </table:table-cell>
            </table:table-row>
            <table:table-row>
              <table:table-cell office:value-type="string">
                <text:p>15:39:30</text:p>
              </table:table-cell>
              <table:table-cell office:value-type="float" office:value="149467">
                <text:p>149467</text:p>
              </table:table-cell>
            </table:table-row>
            <table:table-row>
              <table:table-cell office:value-type="string">
                <text:p>15:39:31</text:p>
              </table:table-cell>
              <table:table-cell office:value-type="float" office:value="153985">
                <text:p>153985</text:p>
              </table:table-cell>
            </table:table-row>
            <table:table-row>
              <table:table-cell office:value-type="string">
                <text:p>15:39:32</text:p>
              </table:table-cell>
              <table:table-cell office:value-type="float" office:value="178582">
                <text:p>178582</text:p>
              </table:table-cell>
            </table:table-row>
            <table:table-row>
              <table:table-cell office:value-type="string">
                <text:p>15:39:33</text:p>
              </table:table-cell>
              <table:table-cell office:value-type="float" office:value="132970">
                <text:p>132970</text:p>
              </table:table-cell>
            </table:table-row>
            <table:table-row>
              <table:table-cell office:value-type="string">
                <text:p>15:39:34</text:p>
              </table:table-cell>
              <table:table-cell office:value-type="float" office:value="143677">
                <text:p>143677</text:p>
              </table:table-cell>
            </table:table-row>
            <table:table-row>
              <table:table-cell office:value-type="string">
                <text:p>15:39:35</text:p>
              </table:table-cell>
              <table:table-cell office:value-type="float" office:value="144282">
                <text:p>144282</text:p>
              </table:table-cell>
            </table:table-row>
            <table:table-row>
              <table:table-cell office:value-type="string">
                <text:p>15:39:36</text:p>
              </table:table-cell>
              <table:table-cell office:value-type="float" office:value="160808">
                <text:p>160808</text:p>
              </table:table-cell>
            </table:table-row>
            <table:table-row>
              <table:table-cell office:value-type="string">
                <text:p>15:40:32</text:p>
              </table:table-cell>
              <table:table-cell office:value-type="float" office:value="139059">
                <text:p>139059</text:p>
              </table:table-cell>
            </table:table-row>
            <table:table-row>
              <table:table-cell office:value-type="string">
                <text:p>15:40:33</text:p>
              </table:table-cell>
              <table:table-cell office:value-type="float" office:value="149720">
                <text:p>149720</text:p>
              </table:table-cell>
            </table:table-row>
            <table:table-row>
              <table:table-cell office:value-type="string">
                <text:p>15:40:34</text:p>
              </table:table-cell>
              <table:table-cell office:value-type="float" office:value="148159">
                <text:p>148159</text:p>
              </table:table-cell>
            </table:table-row>
            <table:table-row>
              <table:table-cell office:value-type="string">
                <text:p>15:40:35</text:p>
              </table:table-cell>
              <table:table-cell office:value-type="float" office:value="165777">
                <text:p>165777</text:p>
              </table:table-cell>
            </table:table-row>
            <table:table-row>
              <table:table-cell office:value-type="string">
                <text:p>15:40:36</text:p>
              </table:table-cell>
              <table:table-cell office:value-type="float" office:value="164937">
                <text:p>164937</text:p>
              </table:table-cell>
            </table:table-row>
            <table:table-row>
              <table:table-cell office:value-type="string">
                <text:p>15:40:37</text:p>
              </table:table-cell>
              <table:table-cell office:value-type="float" office:value="140743">
                <text:p>140743</text:p>
              </table:table-cell>
            </table:table-row>
            <table:table-row>
              <table:table-cell office:value-type="string">
                <text:p>15:40:38</text:p>
              </table:table-cell>
              <table:table-cell office:value-type="float" office:value="140973">
                <text:p>140973</text:p>
              </table:table-cell>
            </table:table-row>
            <table:table-row>
              <table:table-cell office:value-type="string">
                <text:p>15:40:39</text:p>
              </table:table-cell>
              <table:table-cell office:value-type="float" office:value="151272">
                <text:p>151272</text:p>
              </table:table-cell>
            </table:table-row>
            <table:table-row>
              <table:table-cell office:value-type="string">
                <text:p>15:40:40</text:p>
              </table:table-cell>
              <table:table-cell office:value-type="float" office:value="153393">
                <text:p>153393</text:p>
              </table:table-cell>
            </table:table-row>
            <table:table-row>
              <table:table-cell office:value-type="string">
                <text:p>15:40:41</text:p>
              </table:table-cell>
              <table:table-cell office:value-type="float" office:value="138165">
                <text:p>138165</text:p>
              </table:table-cell>
            </table:table-row>
            <table:table-row>
              <table:table-cell office:value-type="string">
                <text:p>15:42:07</text:p>
              </table:table-cell>
              <table:table-cell office:value-type="float" office:value="143869">
                <text:p>143869</text:p>
              </table:table-cell>
            </table:table-row>
            <table:table-row>
              <table:table-cell office:value-type="string">
                <text:p>15:42:08</text:p>
              </table:table-cell>
              <table:table-cell office:value-type="float" office:value="143951">
                <text:p>143951</text:p>
              </table:table-cell>
            </table:table-row>
            <table:table-row>
              <table:table-cell office:value-type="string">
                <text:p>15:42:09</text:p>
              </table:table-cell>
              <table:table-cell office:value-type="float" office:value="157203">
                <text:p>157203</text:p>
              </table:table-cell>
            </table:table-row>
            <table:table-row>
              <table:table-cell office:value-type="string">
                <text:p>15:42:10</text:p>
              </table:table-cell>
              <table:table-cell office:value-type="float" office:value="174766">
                <text:p>174766</text:p>
              </table:table-cell>
            </table:table-row>
            <table:table-row>
              <table:table-cell office:value-type="string">
                <text:p>15:42:11</text:p>
              </table:table-cell>
              <table:table-cell office:value-type="float" office:value="138600">
                <text:p>138600</text:p>
              </table:table-cell>
            </table:table-row>
            <table:table-row>
              <table:table-cell office:value-type="string">
                <text:p>15:42:12</text:p>
              </table:table-cell>
              <table:table-cell office:value-type="float" office:value="133859">
                <text:p>133859</text:p>
              </table:table-cell>
            </table:table-row>
            <table:table-row>
              <table:table-cell office:value-type="string">
                <text:p>15:42:13</text:p>
              </table:table-cell>
              <table:table-cell office:value-type="float" office:value="160957">
                <text:p>160957</text:p>
              </table:table-cell>
            </table:table-row>
            <table:table-row>
              <table:table-cell office:value-type="string">
                <text:p>15:42:14</text:p>
              </table:table-cell>
              <table:table-cell office:value-type="float" office:value="150845">
                <text:p>150845</text:p>
              </table:table-cell>
            </table:table-row>
            <table:table-row>
              <table:table-cell office:value-type="string">
                <text:p>15:42:15</text:p>
              </table:table-cell>
              <table:table-cell office:value-type="float" office:value="144219">
                <text:p>144219</text:p>
              </table:table-cell>
            </table:table-row>
            <table:table-row>
              <table:table-cell office:value-type="string">
                <text:p>15:42:16</text:p>
              </table:table-cell>
              <table:table-cell office:value-type="float" office:value="125554">
                <text:p>125554</text:p>
              </table:table-cell>
            </table:table-row>
            <table:table-row>
              <table:table-cell office:value-type="string">
                <text:p>15:44:34</text:p>
              </table:table-cell>
              <table:table-cell office:value-type="float" office:value="154701">
                <text:p>154701</text:p>
              </table:table-cell>
            </table:table-row>
            <table:table-row>
              <table:table-cell office:value-type="string">
                <text:p>15:44:35</text:p>
              </table:table-cell>
              <table:table-cell office:value-type="float" office:value="143929">
                <text:p>143929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150680">
                <text:p>150680</text:p>
              </table:table-cell>
            </table:table-row>
            <table:table-row>
              <table:table-cell office:value-type="string">
                <text:p>15:44:37</text:p>
              </table:table-cell>
              <table:table-cell office:value-type="float" office:value="160479">
                <text:p>160479</text:p>
              </table:table-cell>
            </table:table-row>
            <table:table-row>
              <table:table-cell office:value-type="string">
                <text:p>15:44:38</text:p>
              </table:table-cell>
              <table:table-cell office:value-type="float" office:value="152224">
                <text:p>152224</text:p>
              </table:table-cell>
            </table:table-row>
            <table:table-row>
              <table:table-cell office:value-type="string">
                <text:p>15:44:39</text:p>
              </table:table-cell>
              <table:table-cell office:value-type="float" office:value="132902">
                <text:p>132902</text:p>
              </table:table-cell>
            </table:table-row>
            <table:table-row>
              <table:table-cell office:value-type="string">
                <text:p>15:44:40</text:p>
              </table:table-cell>
              <table:table-cell office:value-type="float" office:value="159010">
                <text:p>159010</text:p>
              </table:table-cell>
            </table:table-row>
            <table:table-row>
              <table:table-cell office:value-type="string">
                <text:p>15:44:41</text:p>
              </table:table-cell>
              <table:table-cell office:value-type="float" office:value="151444">
                <text:p>151444</text:p>
              </table:table-cell>
            </table:table-row>
            <table:table-row>
              <table:table-cell office:value-type="string">
                <text:p>15:44:42</text:p>
              </table:table-cell>
              <table:table-cell office:value-type="float" office:value="138878">
                <text:p>138878</text:p>
              </table:table-cell>
            </table:table-row>
            <table:table-row>
              <table:table-cell office:value-type="string">
                <text:p>15:44:43</text:p>
              </table:table-cell>
              <table:table-cell office:value-type="float" office:value="147996">
                <text:p>147996</text:p>
              </table:table-cell>
            </table:table-row>
            <table:table-row>
              <table:table-cell office:value-type="string">
                <text:p>15:46:17</text:p>
              </table:table-cell>
              <table:table-cell office:value-type="float" office:value="138127">
                <text:p>138127</text:p>
              </table:table-cell>
            </table:table-row>
            <table:table-row>
              <table:table-cell office:value-type="string">
                <text:p>15:46:19</text:p>
              </table:table-cell>
              <table:table-cell office:value-type="float" office:value="165049">
                <text:p>165049</text:p>
              </table:table-cell>
            </table:table-row>
            <table:table-row>
              <table:table-cell office:value-type="string">
                <text:p>15:46:24</text:p>
              </table:table-cell>
              <table:table-cell office:value-type="float" office:value="151945">
                <text:p>151945</text:p>
              </table:table-cell>
            </table:table-row>
            <table:table-row>
              <table:table-cell office:value-type="string">
                <text:p>15:46:27</text:p>
              </table:table-cell>
              <table:table-cell office:value-type="float" office:value="155045">
                <text:p>155045</text:p>
              </table:table-cell>
            </table:table-row>
            <table:table-row>
              <table:table-cell office:value-type="string">
                <text:p>15:46:28</text:p>
              </table:table-cell>
              <table:table-cell office:value-type="float" office:value="143843">
                <text:p>1438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5cm" chart:style-name="ch2">
          <text:p>Test 239 detail</text:p>
        </chart:title>
        <chart:legend chart:legend-position="end" svg:x="12.169cm" svg:y="3.56cm" style:legend-expansion="high" chart:style-name="ch3"/>
        <chart:plot-area chart:style-name="ch4" table:cell-range-address="test239.G2:test239.G136 test239.C1:test239.D136" chart:data-source-has-labels="row" svg:x="1.279cm" svg:y="1.248cm" svg:width="10.57cm" svg:height="6.643cm">
          <chartooo:coordinate-region svg:x="2.006cm" svg:y="1.422cm" svg:width="9.471cm" svg:height="5.875cm"/>
          <chart:axis chart:dimension="x" chart:name="primary-x" chart:style-name="ch5">
            <chart:title svg:x="5.303cm" svg:y="8.071cm" chart:style-name="ch6">
              <text:p>Load, Request/S</text:p>
            </chart:title>
          </chart:axis>
          <chart:axis chart:dimension="y" chart:name="primary-y" chart:style-name="ch5">
            <chart:title svg:x="0.451cm" svg:y="5.949cm" chart:style-name="ch7">
              <text:p>Response Time, S</text:p>
            </chart:title>
            <chart:grid chart:style-name="ch8" chart:class="major"/>
          </chart:axis>
          <chart:series chart:style-name="ch9" chart:values-cell-range-address="test239.C2:test239.C136" chart:label-cell-address="test239.C1:test239.C1" chart:class="chart:scatter">
            <chart:domain table:cell-range-address="test239.G2:test239.G136"/>
            <chart:regression-curve chart:style-name="ch10"/>
            <chart:data-point chart:repeated="112"/>
          </chart:series>
          <chart:series chart:style-name="ch11" chart:values-cell-range-address="test239.D2:test239.D136" chart:label-cell-address="test239.D1:test239.D1" chart:class="chart:scatter">
            <chart:regression-curve chart:style-name="ch12"/>
            <chart:data-point chart:repeated="1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39.C1:test239.C1</svg:desc>
                </draw:g>
              </table:table-cell>
              <table:table-cell office:value-type="string">
                <text:p>xfertime</text:p>
                <draw:g>
                  <svg:desc>test239.D1:test23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>46</text:p>
                <draw:g>
                  <svg:desc>test239.G2:test239.G136</svg:desc>
                </draw:g>
              </table:table-cell>
              <table:table-cell office:value-type="float" office:value="0.011292">
                <text:p>0.011292</text:p>
                <draw:g>
                  <svg:desc>test239.C2:test239.C136</svg:desc>
                </draw:g>
              </table:table-cell>
              <table:table-cell office:value-type="float" office:value="0.008572">
                <text:p>0.008572</text:p>
                <draw:g>
                  <svg:desc>test239.D2:test239.D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1175">
                <text:p>0.011175</text:p>
              </table:table-cell>
              <table:table-cell office:value-type="float" office:value="0.004715">
                <text:p>0.004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3366">
                <text:p>0.013366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2934">
                <text:p>0.012934</text:p>
              </table:table-cell>
              <table:table-cell office:value-type="float" office:value="0.005512">
                <text:p>0.005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28">
                <text:p>0.01228</text:p>
              </table:table-cell>
              <table:table-cell office:value-type="float" office:value="0.005767">
                <text:p>0.005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3573">
                <text:p>0.013573</text:p>
              </table:table-cell>
              <table:table-cell office:value-type="float" office:value="0.005053">
                <text:p>0.005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5201">
                <text:p>0.015201</text:p>
              </table:table-cell>
              <table:table-cell office:value-type="float" office:value="0.006984">
                <text:p>0.006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3765">
                <text:p>0.013765</text:p>
              </table:table-cell>
              <table:table-cell office:value-type="float" office:value="0.005103">
                <text:p>0.005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3486">
                <text:p>0.013486</text:p>
              </table:table-cell>
              <table:table-cell office:value-type="float" office:value="0.005448">
                <text:p>0.005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09761">
                <text:p>0.009761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.009828">
                <text:p>0.009828</text:p>
              </table:table-cell>
              <table:table-cell office:value-type="float" office:value="0.007369">
                <text:p>0.00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  <table:table-cell office:value-type="float" office:value="0.004839">
                <text:p>0.004839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0453">
                <text:p>0.00453</text:p>
              </table:table-cell>
              <table:table-cell office:value-type="float" office:value="0.006796">
                <text:p>0.006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04007">
                <text:p>0.004007</text:p>
              </table:table-cell>
              <table:table-cell office:value-type="float" office:value="0.005685">
                <text:p>0.005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04452">
                <text:p>0.004452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04209">
                <text:p>0.004209</text:p>
              </table:table-cell>
              <table:table-cell office:value-type="float" office:value="0.004467">
                <text:p>0.004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08839">
                <text:p>0.008839</text:p>
              </table:table-cell>
              <table:table-cell office:value-type="float" office:value="0.006721">
                <text:p>0.006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20049">
                <text:p>0.020049</text:p>
              </table:table-cell>
              <table:table-cell office:value-type="float" office:value="0.006579">
                <text:p>0.006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37382">
                <text:p>0.037382</text:p>
              </table:table-cell>
              <table:table-cell office:value-type="float" office:value="0.005719">
                <text:p>0.00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26984">
                <text:p>0.026984</text:p>
              </table:table-cell>
              <table:table-cell office:value-type="float" office:value="0.007119">
                <text:p>0.007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">
                <text:p>199</text:p>
              </table:table-cell>
              <table:table-cell office:value-type="float" office:value="0.012775">
                <text:p>0.012775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04583">
                <text:p>0.004583</text:p>
              </table:table-cell>
              <table:table-cell office:value-type="float" office:value="0.006038">
                <text:p>0.006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04716">
                <text:p>0.004716</text:p>
              </table:table-cell>
              <table:table-cell office:value-type="float" office:value="0.00561">
                <text:p>0.00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8">
                <text:p>298</text:p>
              </table:table-cell>
              <table:table-cell office:value-type="float" office:value="0.004404">
                <text:p>0.004404</text:p>
              </table:table-cell>
              <table:table-cell office:value-type="float" office:value="0.005745">
                <text:p>0.005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05461">
                <text:p>0.005461</text:p>
              </table:table-cell>
              <table:table-cell office:value-type="float" office:value="0.00563">
                <text:p>0.00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04602">
                <text:p>0.004602</text:p>
              </table:table-cell>
              <table:table-cell office:value-type="float" office:value="0.00545">
                <text:p>0.00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04917">
                <text:p>0.004917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3347">
                <text:p>0.013347</text:p>
              </table:table-cell>
              <table:table-cell office:value-type="float" office:value="0.006094">
                <text:p>0.006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9679">
                <text:p>0.019679</text:p>
              </table:table-cell>
              <table:table-cell office:value-type="float" office:value="0.006578">
                <text:p>0.006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41417">
                <text:p>0.041417</text:p>
              </table:table-cell>
              <table:table-cell office:value-type="float" office:value="0.006811">
                <text:p>0.006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0952">
                <text:p>0.00952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078">
                <text:p>0.0078</text:p>
              </table:table-cell>
              <table:table-cell office:value-type="float" office:value="0.005032">
                <text:p>0.005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07165">
                <text:p>0.007165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07221">
                <text:p>0.007221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07437">
                <text:p>0.007437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06979">
                <text:p>0.006979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08407">
                <text:p>0.008407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39423">
                <text:p>0.039423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37095">
                <text:p>0.037095</text:p>
              </table:table-cell>
              <table:table-cell office:value-type="float" office:value="0.009132">
                <text:p>0.009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">
                <text:p>499</text:p>
              </table:table-cell>
              <table:table-cell office:value-type="float" office:value="0.007411">
                <text:p>0.007411</text:p>
              </table:table-cell>
              <table:table-cell office:value-type="float" office:value="0.006208">
                <text:p>0.006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">
                <text:p>499</text:p>
              </table:table-cell>
              <table:table-cell office:value-type="float" office:value="0.005523">
                <text:p>0.005523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0.008603">
                <text:p>0.008603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07051">
                <text:p>0.007051</text:p>
              </table:table-cell>
              <table:table-cell office:value-type="float" office:value="0.005476">
                <text:p>0.005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">
                <text:p>499</text:p>
              </table:table-cell>
              <table:table-cell office:value-type="float" office:value="0.02796">
                <text:p>0.02796</text:p>
              </table:table-cell>
              <table:table-cell office:value-type="float" office:value="0.007849">
                <text:p>0.007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8">
                <text:p>498</text:p>
              </table:table-cell>
              <table:table-cell office:value-type="float" office:value="0.007353">
                <text:p>0.007353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">
                <text:p>500</text:p>
              </table:table-cell>
              <table:table-cell office:value-type="float" office:value="0.012944">
                <text:p>0.012944</text:p>
              </table:table-cell>
              <table:table-cell office:value-type="float" office:value="0.007017">
                <text:p>0.007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21596">
                <text:p>0.021596</text:p>
              </table:table-cell>
              <table:table-cell office:value-type="float" office:value="0.008466">
                <text:p>0.008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45007">
                <text:p>0.045007</text:p>
              </table:table-cell>
              <table:table-cell office:value-type="float" office:value="0.006377">
                <text:p>0.006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">
                <text:p>600</text:p>
              </table:table-cell>
              <table:table-cell office:value-type="float" office:value="0.009724">
                <text:p>0.009724</text:p>
              </table:table-cell>
              <table:table-cell office:value-type="float" office:value="0.006065">
                <text:p>0.006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5">
                <text:p>595</text:p>
              </table:table-cell>
              <table:table-cell office:value-type="float" office:value="0.008059">
                <text:p>0.008059</text:p>
              </table:table-cell>
              <table:table-cell office:value-type="float" office:value="0.005217">
                <text:p>0.005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8">
                <text:p>568</text:p>
              </table:table-cell>
              <table:table-cell office:value-type="float" office:value="0.052752">
                <text:p>0.052752</text:p>
              </table:table-cell>
              <table:table-cell office:value-type="float" office:value="0.014583">
                <text:p>0.014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0">
                <text:p>630</text:p>
              </table:table-cell>
              <table:table-cell office:value-type="float" office:value="0.026846">
                <text:p>0.026846</text:p>
              </table:table-cell>
              <table:table-cell office:value-type="float" office:value="0.007166">
                <text:p>0.007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3">
                <text:p>603</text:p>
              </table:table-cell>
              <table:table-cell office:value-type="float" office:value="0.010737">
                <text:p>0.010737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5">
                <text:p>585</text:p>
              </table:table-cell>
              <table:table-cell office:value-type="float" office:value="0.018967">
                <text:p>0.018967</text:p>
              </table:table-cell>
              <table:table-cell office:value-type="float" office:value="0.009582">
                <text:p>0.009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0">
                <text:p>610</text:p>
              </table:table-cell>
              <table:table-cell office:value-type="float" office:value="0.050986">
                <text:p>0.050986</text:p>
              </table:table-cell>
              <table:table-cell office:value-type="float" office:value="0.009266">
                <text:p>0.009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1">
                <text:p>601</text:p>
              </table:table-cell>
              <table:table-cell office:value-type="float" office:value="0.013188">
                <text:p>0.013188</text:p>
              </table:table-cell>
              <table:table-cell office:value-type="float" office:value="0.00509">
                <text:p>0.00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">
                <text:p>592</text:p>
              </table:table-cell>
              <table:table-cell office:value-type="float" office:value="0.066618">
                <text:p>0.066618</text:p>
              </table:table-cell>
              <table:table-cell office:value-type="float" office:value="0.008295">
                <text:p>0.008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">
                <text:p>444</text:p>
              </table:table-cell>
              <table:table-cell office:value-type="float" office:value="0.04455">
                <text:p>0.04455</text:p>
              </table:table-cell>
              <table:table-cell office:value-type="float" office:value="0.005067">
                <text:p>0.005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5">
                <text:p>385</text:p>
              </table:table-cell>
              <table:table-cell office:value-type="float" office:value="0.022012">
                <text:p>0.022012</text:p>
              </table:table-cell>
              <table:table-cell office:value-type="float" office:value="0.007581">
                <text:p>0.007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9">
                <text:p>699</text:p>
              </table:table-cell>
              <table:table-cell office:value-type="float" office:value="0.010435">
                <text:p>0.010435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9">
                <text:p>699</text:p>
              </table:table-cell>
              <table:table-cell office:value-type="float" office:value="0.015674">
                <text:p>0.015674</text:p>
              </table:table-cell>
              <table:table-cell office:value-type="float" office:value="0.006212">
                <text:p>0.006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">
                <text:p>696</text:p>
              </table:table-cell>
              <table:table-cell office:value-type="float" office:value="0.014462">
                <text:p>0.014462</text:p>
              </table:table-cell>
              <table:table-cell office:value-type="float" office:value="0.006904">
                <text:p>0.006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2">
                <text:p>702</text:p>
              </table:table-cell>
              <table:table-cell office:value-type="float" office:value="0.016039">
                <text:p>0.016039</text:p>
              </table:table-cell>
              <table:table-cell office:value-type="float" office:value="0.005732">
                <text:p>0.005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18548">
                <text:p>0.018548</text:p>
              </table:table-cell>
              <table:table-cell office:value-type="float" office:value="0.008756">
                <text:p>0.008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8">
                <text:p>758</text:p>
              </table:table-cell>
              <table:table-cell office:value-type="float" office:value="0.038687">
                <text:p>0.038687</text:p>
              </table:table-cell>
              <table:table-cell office:value-type="float" office:value="0.009072">
                <text:p>0.009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6">
                <text:p>696</text:p>
              </table:table-cell>
              <table:table-cell office:value-type="float" office:value="0.022353">
                <text:p>0.022353</text:p>
              </table:table-cell>
              <table:table-cell office:value-type="float" office:value="0.006427">
                <text:p>0.0064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">
                <text:p>702</text:p>
              </table:table-cell>
              <table:table-cell office:value-type="float" office:value="0.016948">
                <text:p>0.016948</text:p>
              </table:table-cell>
              <table:table-cell office:value-type="float" office:value="0.004671">
                <text:p>0.004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135981">
                <text:p>0.135981</text:p>
              </table:table-cell>
              <table:table-cell office:value-type="float" office:value="0.015037">
                <text:p>0.015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7">
                <text:p>797</text:p>
              </table:table-cell>
              <table:table-cell office:value-type="float" office:value="0.01861">
                <text:p>0.01861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9">
                <text:p>799</text:p>
              </table:table-cell>
              <table:table-cell office:value-type="float" office:value="0.015857">
                <text:p>0.015857</text:p>
              </table:table-cell>
              <table:table-cell office:value-type="float" office:value="0.007003">
                <text:p>0.007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3">
                <text:p>773</text:p>
              </table:table-cell>
              <table:table-cell office:value-type="float" office:value="0.02434">
                <text:p>0.02434</text:p>
              </table:table-cell>
              <table:table-cell office:value-type="float" office:value="0.007443">
                <text:p>0.007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3">
                <text:p>813</text:p>
              </table:table-cell>
              <table:table-cell office:value-type="float" office:value="0.026517">
                <text:p>0.026517</text:p>
              </table:table-cell>
              <table:table-cell office:value-type="float" office:value="0.00763">
                <text:p>0.00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2">
                <text:p>812</text:p>
              </table:table-cell>
              <table:table-cell office:value-type="float" office:value="0.027093">
                <text:p>0.027093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0">
                <text:p>800</text:p>
              </table:table-cell>
              <table:table-cell office:value-type="float" office:value="0.039978">
                <text:p>0.039978</text:p>
              </table:table-cell>
              <table:table-cell office:value-type="float" office:value="0.007211">
                <text:p>0.007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3">
                <text:p>793</text:p>
              </table:table-cell>
              <table:table-cell office:value-type="float" office:value="0.021155">
                <text:p>0.021155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1">
                <text:p>801</text:p>
              </table:table-cell>
              <table:table-cell office:value-type="float" office:value="0.022854">
                <text:p>0.022854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3">
                <text:p>803</text:p>
              </table:table-cell>
              <table:table-cell office:value-type="float" office:value="0.095526">
                <text:p>0.095526</text:p>
              </table:table-cell>
              <table:table-cell office:value-type="float" office:value="0.015715">
                <text:p>0.015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9">
                <text:p>899</text:p>
              </table:table-cell>
              <table:table-cell office:value-type="float" office:value="0.029195">
                <text:p>0.029195</text:p>
              </table:table-cell>
              <table:table-cell office:value-type="float" office:value="0.006979">
                <text:p>0.006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9">
                <text:p>899</text:p>
              </table:table-cell>
              <table:table-cell office:value-type="float" office:value="0.028925">
                <text:p>0.028925</text:p>
              </table:table-cell>
              <table:table-cell office:value-type="float" office:value="0.008604">
                <text:p>0.0086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9">
                <text:p>899</text:p>
              </table:table-cell>
              <table:table-cell office:value-type="float" office:value="0.023181">
                <text:p>0.023181</text:p>
              </table:table-cell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8">
                <text:p>898</text:p>
              </table:table-cell>
              <table:table-cell office:value-type="float" office:value="0.026476">
                <text:p>0.026476</text:p>
              </table:table-cell>
              <table:table-cell office:value-type="float" office:value="0.008706">
                <text:p>0.008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9">
                <text:p>899</text:p>
              </table:table-cell>
              <table:table-cell office:value-type="float" office:value="0.046025">
                <text:p>0.046025</text:p>
              </table:table-cell>
              <table:table-cell office:value-type="float" office:value="0.011166">
                <text:p>0.011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9">
                <text:p>899</text:p>
              </table:table-cell>
              <table:table-cell office:value-type="float" office:value="0.05379">
                <text:p>0.05379</text:p>
              </table:table-cell>
              <table:table-cell office:value-type="float" office:value="0.010342">
                <text:p>0.010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9">
                <text:p>899</text:p>
              </table:table-cell>
              <table:table-cell office:value-type="float" office:value="0.022091">
                <text:p>0.022091</text:p>
              </table:table-cell>
              <table:table-cell office:value-type="float" office:value="0.008369">
                <text:p>0.008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9">
                <text:p>899</text:p>
              </table:table-cell>
              <table:table-cell office:value-type="float" office:value="0.103426">
                <text:p>0.103426</text:p>
              </table:table-cell>
              <table:table-cell office:value-type="float" office:value="0.015633">
                <text:p>0.015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4">
                <text:p>894</text:p>
              </table:table-cell>
              <table:table-cell office:value-type="float" office:value="0.226139">
                <text:p>0.226139</text:p>
              </table:table-cell>
              <table:table-cell office:value-type="float" office:value="0.026272">
                <text:p>0.026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5">
                <text:p>855</text:p>
              </table:table-cell>
              <table:table-cell office:value-type="float" office:value="0.468167">
                <text:p>0.468167</text:p>
              </table:table-cell>
              <table:table-cell office:value-type="float" office:value="0.031086">
                <text:p>0.031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">
                <text:p>1005</text:p>
              </table:table-cell>
              <table:table-cell office:value-type="float" office:value="0.036171">
                <text:p>0.036171</text:p>
              </table:table-cell>
              <table:table-cell office:value-type="float" office:value="0.009134">
                <text:p>0.009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3">
                <text:p>993</text:p>
              </table:table-cell>
              <table:table-cell office:value-type="float" office:value="0.039745">
                <text:p>0.039745</text:p>
              </table:table-cell>
              <table:table-cell office:value-type="float" office:value="0.008669">
                <text:p>0.0086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">
                <text:p>1005</text:p>
              </table:table-cell>
              <table:table-cell office:value-type="float" office:value="0.046309">
                <text:p>0.046309</text:p>
              </table:table-cell>
              <table:table-cell office:value-type="float" office:value="0.009929">
                <text:p>0.0099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0">
                <text:p>990</text:p>
              </table:table-cell>
              <table:table-cell office:value-type="float" office:value="0.078192">
                <text:p>0.078192</text:p>
              </table:table-cell>
              <table:table-cell office:value-type="float" office:value="0.014269">
                <text:p>0.014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8">
                <text:p>988</text:p>
              </table:table-cell>
              <table:table-cell office:value-type="float" office:value="0.105502">
                <text:p>0.105502</text:p>
              </table:table-cell>
              <table:table-cell office:value-type="float" office:value="0.012536">
                <text:p>0.012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7">
                <text:p>1017</text:p>
              </table:table-cell>
              <table:table-cell office:value-type="float" office:value="0.043619">
                <text:p>0.043619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9">
                <text:p>999</text:p>
              </table:table-cell>
              <table:table-cell office:value-type="float" office:value="0.064375">
                <text:p>0.064375</text:p>
              </table:table-cell>
              <table:table-cell office:value-type="float" office:value="0.010839">
                <text:p>0.010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4">
                <text:p>994</text:p>
              </table:table-cell>
              <table:table-cell office:value-type="float" office:value="0.1121">
                <text:p>0.1121</text:p>
              </table:table-cell>
              <table:table-cell office:value-type="float" office:value="0.016928">
                <text:p>0.016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5">
                <text:p>985</text:p>
              </table:table-cell>
              <table:table-cell office:value-type="float" office:value="0.260015">
                <text:p>0.260015</text:p>
              </table:table-cell>
              <table:table-cell office:value-type="float" office:value="0.025175">
                <text:p>0.025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6">
                <text:p>936</text:p>
              </table:table-cell>
              <table:table-cell office:value-type="float" office:value="0.448016">
                <text:p>0.448016</text:p>
              </table:table-cell>
              <table:table-cell office:value-type="float" office:value="0.014788">
                <text:p>0.0147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0">
                <text:p>650</text:p>
              </table:table-cell>
              <table:table-cell office:value-type="float" office:value="0.230894">
                <text:p>0.230894</text:p>
              </table:table-cell>
              <table:table-cell office:value-type="float" office:value="0.127441">
                <text:p>0.127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6">
                <text:p>1076</text:p>
              </table:table-cell>
              <table:table-cell office:value-type="float" office:value="0.271952">
                <text:p>0.271952</text:p>
              </table:table-cell>
              <table:table-cell office:value-type="float" office:value="0.037881">
                <text:p>0.0378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9">
                <text:p>1099</text:p>
              </table:table-cell>
              <table:table-cell office:value-type="float" office:value="0.148867">
                <text:p>0.148867</text:p>
              </table:table-cell>
              <table:table-cell office:value-type="float" office:value="0.022131">
                <text:p>0.0221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1">
                <text:p>1051</text:p>
              </table:table-cell>
              <table:table-cell office:value-type="float" office:value="0.129542">
                <text:p>0.129542</text:p>
              </table:table-cell>
              <table:table-cell office:value-type="float" office:value="0.016978">
                <text:p>0.016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9">
                <text:p>1119</text:p>
              </table:table-cell>
              <table:table-cell office:value-type="float" office:value="0.139931">
                <text:p>0.139931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1">
                <text:p>1101</text:p>
              </table:table-cell>
              <table:table-cell office:value-type="float" office:value="0.076385">
                <text:p>0.076385</text:p>
              </table:table-cell>
              <table:table-cell office:value-type="float" office:value="0.011278">
                <text:p>0.011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1">
                <text:p>1091</text:p>
              </table:table-cell>
              <table:table-cell office:value-type="float" office:value="0.121485">
                <text:p>0.121485</text:p>
              </table:table-cell>
              <table:table-cell office:value-type="float" office:value="0.02372">
                <text:p>0.023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3">
                <text:p>1083</text:p>
              </table:table-cell>
              <table:table-cell office:value-type="float" office:value="0.184227">
                <text:p>0.184227</text:p>
              </table:table-cell>
              <table:table-cell office:value-type="float" office:value="0.026262">
                <text:p>0.026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6">
                <text:p>1076</text:p>
              </table:table-cell>
              <table:table-cell office:value-type="float" office:value="0.222819">
                <text:p>0.222819</text:p>
              </table:table-cell>
              <table:table-cell office:value-type="float" office:value="0.031053">
                <text:p>0.031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7">
                <text:p>1067</text:p>
              </table:table-cell>
              <table:table-cell office:value-type="float" office:value="0.328515">
                <text:p>0.328515</text:p>
              </table:table-cell>
              <table:table-cell office:value-type="float" office:value="0.033279">
                <text:p>0.033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6">
                <text:p>1196</text:p>
              </table:table-cell>
              <table:table-cell office:value-type="float" office:value="0.336331">
                <text:p>0.336331</text:p>
              </table:table-cell>
              <table:table-cell office:value-type="float" office:value="0.168418">
                <text:p>0.168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2">
                <text:p>1122</text:p>
              </table:table-cell>
              <table:table-cell office:value-type="float" office:value="0.877571">
                <text:p>0.877571</text:p>
              </table:table-cell>
              <table:table-cell office:value-type="float" office:value="0.291968">
                <text:p>0.291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3">
                <text:p>1093</text:p>
              </table:table-cell>
              <table:table-cell office:value-type="float" office:value="0.858771">
                <text:p>0.858771</text:p>
              </table:table-cell>
              <table:table-cell office:value-type="float" office:value="0.115558">
                <text:p>0.1155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7">
                <text:p>1077</text:p>
              </table:table-cell>
              <table:table-cell office:value-type="float" office:value="0.868511">
                <text:p>0.868511</text:p>
              </table:table-cell>
              <table:table-cell office:value-type="float" office:value="0.116129">
                <text:p>0.116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7">
                <text:p>1017</text:p>
              </table:table-cell>
              <table:table-cell office:value-type="float" office:value="1.012467">
                <text:p>1.012467</text:p>
              </table:table-cell>
              <table:table-cell office:value-type="float" office:value="0.161777">
                <text:p>0.1617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5cm" chart:style-name="ch2">
          <text:p>Test 239 detail</text:p>
        </chart:title>
        <chart:legend chart:legend-position="end" svg:x="11.878cm" svg:y="3.337cm" style:legend-expansion="high" chart:style-name="ch3"/>
        <chart:plot-area chart:style-name="ch4" table:cell-range-address="test239.G2:test239.G136 test239.C1:test239.D136" chart:data-source-has-labels="row" svg:x="1.279cm" svg:y="1.248cm" svg:width="10.279cm" svg:height="6.643cm">
          <chartooo:coordinate-region svg:x="2.271cm" svg:y="1.37cm" svg:width="9.287cm" svg:height="5.582cm"/>
          <chart:axis chart:dimension="x" chart:name="primary-x" chart:style-name="ch5">
            <chart:title svg:x="5.157cm" svg:y="8.071cm" chart:style-name="ch6">
              <text:p>Load, Request/S</text:p>
            </chart:title>
          </chart:axis>
          <chart:axis chart:dimension="y" chart:name="primary-y" chart:style-name="ch7">
            <chart:title svg:x="0.451cm" svg:y="5.949cm" chart:style-name="ch8">
              <text:p>Response Time, S</text:p>
            </chart:title>
            <chart:grid chart:style-name="ch9" chart:class="major"/>
          </chart:axis>
          <chart:series chart:style-name="ch10" chart:values-cell-range-address="test239.G2:test239.G136" chart:class="chart:bar">
            <chart:regression-curve chart:style-name="ch11"/>
            <chart:data-point chart:repeated="112"/>
          </chart:series>
          <chart:series chart:style-name="ch12" chart:values-cell-range-address="test239.C2:test239.C136" chart:label-cell-address="test239.C1:test239.C1" chart:class="chart:bar">
            <chart:regression-curve chart:style-name="ch13"/>
            <chart:data-point chart:repeated="112"/>
          </chart:series>
          <chart:series chart:style-name="ch14" chart:values-cell-range-address="test239.D2:test239.D136" chart:label-cell-address="test239.D1:test239.D1" chart:class="chart:line">
            <chart:data-point chart:repeated="1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39.C1:test239.C1</svg:desc>
                </draw:g>
              </table:table-cell>
              <table:table-cell office:value-type="string">
                <text:p>xfertime</text:p>
                <draw:g>
                  <svg:desc>test239.D1:test23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>46</text:p>
                <draw:g>
                  <svg:desc>test239.G2:test239.G136</svg:desc>
                </draw:g>
              </table:table-cell>
              <table:table-cell office:value-type="float" office:value="0.011292">
                <text:p>0.011292</text:p>
                <draw:g>
                  <svg:desc>test239.C2:test239.C136</svg:desc>
                </draw:g>
              </table:table-cell>
              <table:table-cell office:value-type="float" office:value="0.008572">
                <text:p>0.008572</text:p>
                <draw:g>
                  <svg:desc>test239.D2:test239.D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1175">
                <text:p>0.011175</text:p>
              </table:table-cell>
              <table:table-cell office:value-type="float" office:value="0.004715">
                <text:p>0.004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3366">
                <text:p>0.013366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2934">
                <text:p>0.012934</text:p>
              </table:table-cell>
              <table:table-cell office:value-type="float" office:value="0.005512">
                <text:p>0.005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228">
                <text:p>0.01228</text:p>
              </table:table-cell>
              <table:table-cell office:value-type="float" office:value="0.005767">
                <text:p>0.005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3573">
                <text:p>0.013573</text:p>
              </table:table-cell>
              <table:table-cell office:value-type="float" office:value="0.005053">
                <text:p>0.005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5201">
                <text:p>0.015201</text:p>
              </table:table-cell>
              <table:table-cell office:value-type="float" office:value="0.006984">
                <text:p>0.006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3765">
                <text:p>0.013765</text:p>
              </table:table-cell>
              <table:table-cell office:value-type="float" office:value="0.005103">
                <text:p>0.005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3486">
                <text:p>0.013486</text:p>
              </table:table-cell>
              <table:table-cell office:value-type="float" office:value="0.005448">
                <text:p>0.005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09761">
                <text:p>0.009761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.009828">
                <text:p>0.009828</text:p>
              </table:table-cell>
              <table:table-cell office:value-type="float" office:value="0.007369">
                <text:p>0.007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  <table:table-cell office:value-type="float" office:value="0.004839">
                <text:p>0.004839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0453">
                <text:p>0.00453</text:p>
              </table:table-cell>
              <table:table-cell office:value-type="float" office:value="0.006796">
                <text:p>0.006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04007">
                <text:p>0.004007</text:p>
              </table:table-cell>
              <table:table-cell office:value-type="float" office:value="0.005685">
                <text:p>0.005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04452">
                <text:p>0.004452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04209">
                <text:p>0.004209</text:p>
              </table:table-cell>
              <table:table-cell office:value-type="float" office:value="0.004467">
                <text:p>0.004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08839">
                <text:p>0.008839</text:p>
              </table:table-cell>
              <table:table-cell office:value-type="float" office:value="0.006721">
                <text:p>0.0067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20049">
                <text:p>0.020049</text:p>
              </table:table-cell>
              <table:table-cell office:value-type="float" office:value="0.006579">
                <text:p>0.0065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37382">
                <text:p>0.037382</text:p>
              </table:table-cell>
              <table:table-cell office:value-type="float" office:value="0.005719">
                <text:p>0.00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26984">
                <text:p>0.026984</text:p>
              </table:table-cell>
              <table:table-cell office:value-type="float" office:value="0.007119">
                <text:p>0.007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">
                <text:p>199</text:p>
              </table:table-cell>
              <table:table-cell office:value-type="float" office:value="0.012775">
                <text:p>0.012775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04583">
                <text:p>0.004583</text:p>
              </table:table-cell>
              <table:table-cell office:value-type="float" office:value="0.006038">
                <text:p>0.006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04716">
                <text:p>0.004716</text:p>
              </table:table-cell>
              <table:table-cell office:value-type="float" office:value="0.00561">
                <text:p>0.00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8">
                <text:p>298</text:p>
              </table:table-cell>
              <table:table-cell office:value-type="float" office:value="0.004404">
                <text:p>0.004404</text:p>
              </table:table-cell>
              <table:table-cell office:value-type="float" office:value="0.005745">
                <text:p>0.005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0.005461">
                <text:p>0.005461</text:p>
              </table:table-cell>
              <table:table-cell office:value-type="float" office:value="0.00563">
                <text:p>0.00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04602">
                <text:p>0.004602</text:p>
              </table:table-cell>
              <table:table-cell office:value-type="float" office:value="0.00545">
                <text:p>0.00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04917">
                <text:p>0.004917</text:p>
              </table:table-cell>
              <table:table-cell office:value-type="float" office:value="0.006229">
                <text:p>0.006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3347">
                <text:p>0.013347</text:p>
              </table:table-cell>
              <table:table-cell office:value-type="float" office:value="0.006094">
                <text:p>0.006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  <table:table-cell office:value-type="float" office:value="0.019679">
                <text:p>0.019679</text:p>
              </table:table-cell>
              <table:table-cell office:value-type="float" office:value="0.006578">
                <text:p>0.006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">
                <text:p>299</text:p>
              </table:table-cell>
              <table:table-cell office:value-type="float" office:value="0.041417">
                <text:p>0.041417</text:p>
              </table:table-cell>
              <table:table-cell office:value-type="float" office:value="0.006811">
                <text:p>0.0068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">
                <text:p>399</text:p>
              </table:table-cell>
              <table:table-cell office:value-type="float" office:value="0.00952">
                <text:p>0.00952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078">
                <text:p>0.0078</text:p>
              </table:table-cell>
              <table:table-cell office:value-type="float" office:value="0.005032">
                <text:p>0.005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07165">
                <text:p>0.007165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07221">
                <text:p>0.007221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07437">
                <text:p>0.007437</text:p>
              </table:table-cell>
              <table:table-cell office:value-type="float" office:value="0.00526">
                <text:p>0.00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06979">
                <text:p>0.006979</text:p>
              </table:table-cell>
              <table:table-cell office:value-type="float" office:value="0.005712">
                <text:p>0.005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08407">
                <text:p>0.008407</text:p>
              </table:table-cell>
              <table:table-cell office:value-type="float" office:value="0.006537">
                <text:p>0.006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39423">
                <text:p>0.039423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37095">
                <text:p>0.037095</text:p>
              </table:table-cell>
              <table:table-cell office:value-type="float" office:value="0.009132">
                <text:p>0.009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">
                <text:p>499</text:p>
              </table:table-cell>
              <table:table-cell office:value-type="float" office:value="0.007411">
                <text:p>0.007411</text:p>
              </table:table-cell>
              <table:table-cell office:value-type="float" office:value="0.006208">
                <text:p>0.006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">
                <text:p>499</text:p>
              </table:table-cell>
              <table:table-cell office:value-type="float" office:value="0.005523">
                <text:p>0.005523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0.008603">
                <text:p>0.008603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  <table:table-cell office:value-type="float" office:value="0.007051">
                <text:p>0.007051</text:p>
              </table:table-cell>
              <table:table-cell office:value-type="float" office:value="0.005476">
                <text:p>0.0054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">
                <text:p>499</text:p>
              </table:table-cell>
              <table:table-cell office:value-type="float" office:value="0.02796">
                <text:p>0.02796</text:p>
              </table:table-cell>
              <table:table-cell office:value-type="float" office:value="0.007849">
                <text:p>0.007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8">
                <text:p>498</text:p>
              </table:table-cell>
              <table:table-cell office:value-type="float" office:value="0.007353">
                <text:p>0.007353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">
                <text:p>500</text:p>
              </table:table-cell>
              <table:table-cell office:value-type="float" office:value="0.012944">
                <text:p>0.012944</text:p>
              </table:table-cell>
              <table:table-cell office:value-type="float" office:value="0.007017">
                <text:p>0.007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21596">
                <text:p>0.021596</text:p>
              </table:table-cell>
              <table:table-cell office:value-type="float" office:value="0.008466">
                <text:p>0.0084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45007">
                <text:p>0.045007</text:p>
              </table:table-cell>
              <table:table-cell office:value-type="float" office:value="0.006377">
                <text:p>0.006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">
                <text:p>600</text:p>
              </table:table-cell>
              <table:table-cell office:value-type="float" office:value="0.009724">
                <text:p>0.009724</text:p>
              </table:table-cell>
              <table:table-cell office:value-type="float" office:value="0.006065">
                <text:p>0.006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5">
                <text:p>595</text:p>
              </table:table-cell>
              <table:table-cell office:value-type="float" office:value="0.008059">
                <text:p>0.008059</text:p>
              </table:table-cell>
              <table:table-cell office:value-type="float" office:value="0.005217">
                <text:p>0.005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8">
                <text:p>568</text:p>
              </table:table-cell>
              <table:table-cell office:value-type="float" office:value="0.052752">
                <text:p>0.052752</text:p>
              </table:table-cell>
              <table:table-cell office:value-type="float" office:value="0.014583">
                <text:p>0.014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0">
                <text:p>630</text:p>
              </table:table-cell>
              <table:table-cell office:value-type="float" office:value="0.026846">
                <text:p>0.026846</text:p>
              </table:table-cell>
              <table:table-cell office:value-type="float" office:value="0.007166">
                <text:p>0.007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3">
                <text:p>603</text:p>
              </table:table-cell>
              <table:table-cell office:value-type="float" office:value="0.010737">
                <text:p>0.010737</text:p>
              </table:table-cell>
              <table:table-cell office:value-type="float" office:value="0.005974">
                <text:p>0.005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5">
                <text:p>585</text:p>
              </table:table-cell>
              <table:table-cell office:value-type="float" office:value="0.018967">
                <text:p>0.018967</text:p>
              </table:table-cell>
              <table:table-cell office:value-type="float" office:value="0.009582">
                <text:p>0.009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0">
                <text:p>610</text:p>
              </table:table-cell>
              <table:table-cell office:value-type="float" office:value="0.050986">
                <text:p>0.050986</text:p>
              </table:table-cell>
              <table:table-cell office:value-type="float" office:value="0.009266">
                <text:p>0.009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1">
                <text:p>601</text:p>
              </table:table-cell>
              <table:table-cell office:value-type="float" office:value="0.013188">
                <text:p>0.013188</text:p>
              </table:table-cell>
              <table:table-cell office:value-type="float" office:value="0.00509">
                <text:p>0.00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">
                <text:p>592</text:p>
              </table:table-cell>
              <table:table-cell office:value-type="float" office:value="0.066618">
                <text:p>0.066618</text:p>
              </table:table-cell>
              <table:table-cell office:value-type="float" office:value="0.008295">
                <text:p>0.0082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">
                <text:p>444</text:p>
              </table:table-cell>
              <table:table-cell office:value-type="float" office:value="0.04455">
                <text:p>0.04455</text:p>
              </table:table-cell>
              <table:table-cell office:value-type="float" office:value="0.005067">
                <text:p>0.005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5">
                <text:p>385</text:p>
              </table:table-cell>
              <table:table-cell office:value-type="float" office:value="0.022012">
                <text:p>0.022012</text:p>
              </table:table-cell>
              <table:table-cell office:value-type="float" office:value="0.007581">
                <text:p>0.007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9">
                <text:p>699</text:p>
              </table:table-cell>
              <table:table-cell office:value-type="float" office:value="0.010435">
                <text:p>0.010435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9">
                <text:p>699</text:p>
              </table:table-cell>
              <table:table-cell office:value-type="float" office:value="0.015674">
                <text:p>0.015674</text:p>
              </table:table-cell>
              <table:table-cell office:value-type="float" office:value="0.006212">
                <text:p>0.0062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6">
                <text:p>696</text:p>
              </table:table-cell>
              <table:table-cell office:value-type="float" office:value="0.014462">
                <text:p>0.014462</text:p>
              </table:table-cell>
              <table:table-cell office:value-type="float" office:value="0.006904">
                <text:p>0.006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2">
                <text:p>702</text:p>
              </table:table-cell>
              <table:table-cell office:value-type="float" office:value="0.016039">
                <text:p>0.016039</text:p>
              </table:table-cell>
              <table:table-cell office:value-type="float" office:value="0.005732">
                <text:p>0.005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18548">
                <text:p>0.018548</text:p>
              </table:table-cell>
              <table:table-cell office:value-type="float" office:value="0.008756">
                <text:p>0.008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8">
                <text:p>758</text:p>
              </table:table-cell>
              <table:table-cell office:value-type="float" office:value="0.038687">
                <text:p>0.038687</text:p>
              </table:table-cell>
              <table:table-cell office:value-type="float" office:value="0.009072">
                <text:p>0.009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6">
                <text:p>696</text:p>
              </table:table-cell>
              <table:table-cell office:value-type="float" office:value="0.022353">
                <text:p>0.022353</text:p>
              </table:table-cell>
              <table:table-cell office:value-type="float" office:value="0.006427">
                <text:p>0.0064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2">
                <text:p>702</text:p>
              </table:table-cell>
              <table:table-cell office:value-type="float" office:value="0.016948">
                <text:p>0.016948</text:p>
              </table:table-cell>
              <table:table-cell office:value-type="float" office:value="0.004671">
                <text:p>0.004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135981">
                <text:p>0.135981</text:p>
              </table:table-cell>
              <table:table-cell office:value-type="float" office:value="0.015037">
                <text:p>0.015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7">
                <text:p>797</text:p>
              </table:table-cell>
              <table:table-cell office:value-type="float" office:value="0.01861">
                <text:p>0.01861</text:p>
              </table:table-cell>
              <table:table-cell office:value-type="float" office:value="0.006939">
                <text:p>0.006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9">
                <text:p>799</text:p>
              </table:table-cell>
              <table:table-cell office:value-type="float" office:value="0.015857">
                <text:p>0.015857</text:p>
              </table:table-cell>
              <table:table-cell office:value-type="float" office:value="0.007003">
                <text:p>0.007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3">
                <text:p>773</text:p>
              </table:table-cell>
              <table:table-cell office:value-type="float" office:value="0.02434">
                <text:p>0.02434</text:p>
              </table:table-cell>
              <table:table-cell office:value-type="float" office:value="0.007443">
                <text:p>0.007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3">
                <text:p>813</text:p>
              </table:table-cell>
              <table:table-cell office:value-type="float" office:value="0.026517">
                <text:p>0.026517</text:p>
              </table:table-cell>
              <table:table-cell office:value-type="float" office:value="0.00763">
                <text:p>0.007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2">
                <text:p>812</text:p>
              </table:table-cell>
              <table:table-cell office:value-type="float" office:value="0.027093">
                <text:p>0.027093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0">
                <text:p>800</text:p>
              </table:table-cell>
              <table:table-cell office:value-type="float" office:value="0.039978">
                <text:p>0.039978</text:p>
              </table:table-cell>
              <table:table-cell office:value-type="float" office:value="0.007211">
                <text:p>0.007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3">
                <text:p>793</text:p>
              </table:table-cell>
              <table:table-cell office:value-type="float" office:value="0.021155">
                <text:p>0.021155</text:p>
              </table:table-cell>
              <table:table-cell office:value-type="float" office:value="0.006592">
                <text:p>0.006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1">
                <text:p>801</text:p>
              </table:table-cell>
              <table:table-cell office:value-type="float" office:value="0.022854">
                <text:p>0.022854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3">
                <text:p>803</text:p>
              </table:table-cell>
              <table:table-cell office:value-type="float" office:value="0.095526">
                <text:p>0.095526</text:p>
              </table:table-cell>
              <table:table-cell office:value-type="float" office:value="0.015715">
                <text:p>0.015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9">
                <text:p>899</text:p>
              </table:table-cell>
              <table:table-cell office:value-type="float" office:value="0.029195">
                <text:p>0.029195</text:p>
              </table:table-cell>
              <table:table-cell office:value-type="float" office:value="0.006979">
                <text:p>0.006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9">
                <text:p>899</text:p>
              </table:table-cell>
              <table:table-cell office:value-type="float" office:value="0.028925">
                <text:p>0.028925</text:p>
              </table:table-cell>
              <table:table-cell office:value-type="float" office:value="0.008604">
                <text:p>0.0086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9">
                <text:p>899</text:p>
              </table:table-cell>
              <table:table-cell office:value-type="float" office:value="0.023181">
                <text:p>0.023181</text:p>
              </table:table-cell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8">
                <text:p>898</text:p>
              </table:table-cell>
              <table:table-cell office:value-type="float" office:value="0.026476">
                <text:p>0.026476</text:p>
              </table:table-cell>
              <table:table-cell office:value-type="float" office:value="0.008706">
                <text:p>0.008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9">
                <text:p>899</text:p>
              </table:table-cell>
              <table:table-cell office:value-type="float" office:value="0.046025">
                <text:p>0.046025</text:p>
              </table:table-cell>
              <table:table-cell office:value-type="float" office:value="0.011166">
                <text:p>0.011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9">
                <text:p>899</text:p>
              </table:table-cell>
              <table:table-cell office:value-type="float" office:value="0.05379">
                <text:p>0.05379</text:p>
              </table:table-cell>
              <table:table-cell office:value-type="float" office:value="0.010342">
                <text:p>0.010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9">
                <text:p>899</text:p>
              </table:table-cell>
              <table:table-cell office:value-type="float" office:value="0.022091">
                <text:p>0.022091</text:p>
              </table:table-cell>
              <table:table-cell office:value-type="float" office:value="0.008369">
                <text:p>0.008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9">
                <text:p>899</text:p>
              </table:table-cell>
              <table:table-cell office:value-type="float" office:value="0.103426">
                <text:p>0.103426</text:p>
              </table:table-cell>
              <table:table-cell office:value-type="float" office:value="0.015633">
                <text:p>0.015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4">
                <text:p>894</text:p>
              </table:table-cell>
              <table:table-cell office:value-type="float" office:value="0.226139">
                <text:p>0.226139</text:p>
              </table:table-cell>
              <table:table-cell office:value-type="float" office:value="0.026272">
                <text:p>0.026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5">
                <text:p>855</text:p>
              </table:table-cell>
              <table:table-cell office:value-type="float" office:value="0.468167">
                <text:p>0.468167</text:p>
              </table:table-cell>
              <table:table-cell office:value-type="float" office:value="0.031086">
                <text:p>0.031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5">
                <text:p>1005</text:p>
              </table:table-cell>
              <table:table-cell office:value-type="float" office:value="0.036171">
                <text:p>0.036171</text:p>
              </table:table-cell>
              <table:table-cell office:value-type="float" office:value="0.009134">
                <text:p>0.009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3">
                <text:p>993</text:p>
              </table:table-cell>
              <table:table-cell office:value-type="float" office:value="0.039745">
                <text:p>0.039745</text:p>
              </table:table-cell>
              <table:table-cell office:value-type="float" office:value="0.008669">
                <text:p>0.0086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5">
                <text:p>1005</text:p>
              </table:table-cell>
              <table:table-cell office:value-type="float" office:value="0.046309">
                <text:p>0.046309</text:p>
              </table:table-cell>
              <table:table-cell office:value-type="float" office:value="0.009929">
                <text:p>0.0099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0">
                <text:p>990</text:p>
              </table:table-cell>
              <table:table-cell office:value-type="float" office:value="0.078192">
                <text:p>0.078192</text:p>
              </table:table-cell>
              <table:table-cell office:value-type="float" office:value="0.014269">
                <text:p>0.014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8">
                <text:p>988</text:p>
              </table:table-cell>
              <table:table-cell office:value-type="float" office:value="0.105502">
                <text:p>0.105502</text:p>
              </table:table-cell>
              <table:table-cell office:value-type="float" office:value="0.012536">
                <text:p>0.012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17">
                <text:p>1017</text:p>
              </table:table-cell>
              <table:table-cell office:value-type="float" office:value="0.043619">
                <text:p>0.043619</text:p>
              </table:table-cell>
              <table:table-cell office:value-type="float" office:value="0.00865">
                <text:p>0.008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9">
                <text:p>999</text:p>
              </table:table-cell>
              <table:table-cell office:value-type="float" office:value="0.064375">
                <text:p>0.064375</text:p>
              </table:table-cell>
              <table:table-cell office:value-type="float" office:value="0.010839">
                <text:p>0.010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4">
                <text:p>994</text:p>
              </table:table-cell>
              <table:table-cell office:value-type="float" office:value="0.1121">
                <text:p>0.1121</text:p>
              </table:table-cell>
              <table:table-cell office:value-type="float" office:value="0.016928">
                <text:p>0.016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5">
                <text:p>985</text:p>
              </table:table-cell>
              <table:table-cell office:value-type="float" office:value="0.260015">
                <text:p>0.260015</text:p>
              </table:table-cell>
              <table:table-cell office:value-type="float" office:value="0.025175">
                <text:p>0.025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6">
                <text:p>936</text:p>
              </table:table-cell>
              <table:table-cell office:value-type="float" office:value="0.448016">
                <text:p>0.448016</text:p>
              </table:table-cell>
              <table:table-cell office:value-type="float" office:value="0.014788">
                <text:p>0.0147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0">
                <text:p>650</text:p>
              </table:table-cell>
              <table:table-cell office:value-type="float" office:value="0.230894">
                <text:p>0.230894</text:p>
              </table:table-cell>
              <table:table-cell office:value-type="float" office:value="0.127441">
                <text:p>0.1274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76">
                <text:p>1076</text:p>
              </table:table-cell>
              <table:table-cell office:value-type="float" office:value="0.271952">
                <text:p>0.271952</text:p>
              </table:table-cell>
              <table:table-cell office:value-type="float" office:value="0.037881">
                <text:p>0.0378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9">
                <text:p>1099</text:p>
              </table:table-cell>
              <table:table-cell office:value-type="float" office:value="0.148867">
                <text:p>0.148867</text:p>
              </table:table-cell>
              <table:table-cell office:value-type="float" office:value="0.022131">
                <text:p>0.0221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1">
                <text:p>1051</text:p>
              </table:table-cell>
              <table:table-cell office:value-type="float" office:value="0.129542">
                <text:p>0.129542</text:p>
              </table:table-cell>
              <table:table-cell office:value-type="float" office:value="0.016978">
                <text:p>0.016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9">
                <text:p>1119</text:p>
              </table:table-cell>
              <table:table-cell office:value-type="float" office:value="0.139931">
                <text:p>0.139931</text:p>
              </table:table-cell>
              <table:table-cell office:value-type="float" office:value="0.01815">
                <text:p>0.01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1">
                <text:p>1101</text:p>
              </table:table-cell>
              <table:table-cell office:value-type="float" office:value="0.076385">
                <text:p>0.076385</text:p>
              </table:table-cell>
              <table:table-cell office:value-type="float" office:value="0.011278">
                <text:p>0.0112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1">
                <text:p>1091</text:p>
              </table:table-cell>
              <table:table-cell office:value-type="float" office:value="0.121485">
                <text:p>0.121485</text:p>
              </table:table-cell>
              <table:table-cell office:value-type="float" office:value="0.02372">
                <text:p>0.023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3">
                <text:p>1083</text:p>
              </table:table-cell>
              <table:table-cell office:value-type="float" office:value="0.184227">
                <text:p>0.184227</text:p>
              </table:table-cell>
              <table:table-cell office:value-type="float" office:value="0.026262">
                <text:p>0.0262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6">
                <text:p>1076</text:p>
              </table:table-cell>
              <table:table-cell office:value-type="float" office:value="0.222819">
                <text:p>0.222819</text:p>
              </table:table-cell>
              <table:table-cell office:value-type="float" office:value="0.031053">
                <text:p>0.031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7">
                <text:p>1067</text:p>
              </table:table-cell>
              <table:table-cell office:value-type="float" office:value="0.328515">
                <text:p>0.328515</text:p>
              </table:table-cell>
              <table:table-cell office:value-type="float" office:value="0.033279">
                <text:p>0.033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6">
                <text:p>1196</text:p>
              </table:table-cell>
              <table:table-cell office:value-type="float" office:value="0.336331">
                <text:p>0.336331</text:p>
              </table:table-cell>
              <table:table-cell office:value-type="float" office:value="0.168418">
                <text:p>0.168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2">
                <text:p>1122</text:p>
              </table:table-cell>
              <table:table-cell office:value-type="float" office:value="0.877571">
                <text:p>0.877571</text:p>
              </table:table-cell>
              <table:table-cell office:value-type="float" office:value="0.291968">
                <text:p>0.291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3">
                <text:p>1093</text:p>
              </table:table-cell>
              <table:table-cell office:value-type="float" office:value="0.858771">
                <text:p>0.858771</text:p>
              </table:table-cell>
              <table:table-cell office:value-type="float" office:value="0.115558">
                <text:p>0.1155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7">
                <text:p>1077</text:p>
              </table:table-cell>
              <table:table-cell office:value-type="float" office:value="0.868511">
                <text:p>0.868511</text:p>
              </table:table-cell>
              <table:table-cell office:value-type="float" office:value="0.116129">
                <text:p>0.116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7">
                <text:p>1017</text:p>
              </table:table-cell>
              <table:table-cell office:value-type="float" office:value="1.012467">
                <text:p>1.012467</text:p>
              </table:table-cell>
              <table:table-cell office:value-type="float" office:value="0.161777">
                <text:p>0.1617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